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 table:use-regular-expressions="false"/>
      <table:table table:name="065_p_l_paw_korinth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71">
            <text:p>71</text:p>
          </table:table-cell>
          <table:table-cell office:value-type="string">
            <text:p>st</text:p>
          </table:table-cell>
          <table:table-cell office:value-type="string">
            <text:p>s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ha</text:p>
          </table:table-cell>
          <table:table-cell office:value-type="string">
            <text:p>dha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ójz</text:p>
          </table:table-cell>
          <table:table-cell office:value-type="string">
            <text:p>mójz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zk</text:p>
          </table:table-cell>
          <table:table-cell office:value-type="string">
            <text:p>zk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ap</text:p>
          </table:table-cell>
          <table:table-cell office:value-type="string">
            <text:p>ja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t</text:p>
          </table:table-cell>
          <table:table-cell office:value-type="string">
            <text:p>ma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kor</text:p>
          </table:table-cell>
          <table:table-cell office:value-type="string">
            <text:p>kor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ph</text:p>
          </table:table-cell>
          <table:table-cell office:value-type="string">
            <text:p>ep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hes</text:p>
          </table:table-cell>
          <table:table-cell office:value-type="string">
            <text:p>th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uk</text:p>
          </table:table-cell>
          <table:table-cell office:value-type="string">
            <text:p>lu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z</text:p>
          </table:table-cell>
          <table:table-cell office:value-type="string">
            <text:p>pz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ez</text:p>
          </table:table-cell>
          <table:table-cell office:value-type="string">
            <text:p>jez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al</text:p>
          </table:table-cell>
          <table:table-cell office:value-type="string">
            <text:p>g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hil</text:p>
          </table:table-cell>
          <table:table-cell office:value-type="string">
            <text:p>phi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v</text:p>
          </table:table-cell>
          <table:table-cell office:value-type="string">
            <text:p>iv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t</text:p>
          </table:table-cell>
          <table:table-cell office:value-type="string">
            <text:p>z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ht</text:p>
          </table:table-cell>
          <table:table-cell office:value-type="string">
            <text:p>sch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ěkomu</text:p>
          </table:table-cell>
          <table:table-cell office:value-type="string">
            <text:p>někomu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kol</text:p>
          </table:table-cell>
          <table:table-cell table:style-name="ce2" office:value-type="string">
            <text:p>Ko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ebr</text:p>
          </table:table-cell>
          <table:table-cell table:style-name="ce2" office:value-type="string">
            <text:p>Heb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darmo</text:p>
          </table:table-cell>
          <table:table-cell office:value-type="string">
            <text:p>podarm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ńdźeće</text:p>
          </table:table-cell>
          <table:table-cell office:value-type="string">
            <text:p>zeńdźeć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rk</text:p>
          </table:table-cell>
          <table:table-cell table:style-name="ce2" office:value-type="string">
            <text:p>Mar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n</text:p>
          </table:table-cell>
          <table:table-cell office:value-type="string">
            <text:p>k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zykom</text:p>
          </table:table-cell>
          <table:table-cell office:value-type="string">
            <text:p>jazykom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orjeztanuł</text:p>
          </table:table-cell>
          <table:table-cell table:style-name="ce2" office:value-type="string">
            <text:p>horje stany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achodne</text:p>
          </table:table-cell>
          <table:table-cell office:value-type="string">
            <text:p>zachod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uda</text:p>
          </table:table-cell>
          <table:table-cell office:value-type="string">
            <text:p>wud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oblez</text:p>
          </table:table-cell>
          <table:table-cell table:style-name="ce2" office:value-type="string">
            <text:p>woble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šći</text:p>
          </table:table-cell>
          <table:table-cell office:value-type="string">
            <text:p>wěšć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šćenje</text:p>
          </table:table-cell>
          <table:table-cell office:value-type="string">
            <text:p>wěšće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ózno</text:p>
          </table:table-cell>
          <table:table-cell office:value-type="string">
            <text:p>rózno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šibójzki</text:p>
          </table:table-cell>
          <table:table-cell table:style-name="ce2" office:value-type="string">
            <text:p>přibójsk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šibójzkich</text:p>
          </table:table-cell>
          <table:table-cell table:style-name="ce2" office:value-type="string">
            <text:p>přibójsk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zachodne</text:p>
          </table:table-cell>
          <table:table-cell office:value-type="string">
            <text:p>njezachod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wěrny</text:p>
          </table:table-cell>
          <table:table-cell office:value-type="string">
            <text:p>njewěrn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ičomu</text:p>
          </table:table-cell>
          <table:table-cell table:style-name="ce2" office:value-type="string">
            <text:p>ničem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dli</text:p>
          </table:table-cell>
          <table:table-cell office:value-type="string">
            <text:p>modl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urwaŕztwo</text:p>
          </table:table-cell>
          <table:table-cell office:value-type="string">
            <text:p>kurwarstw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k</text:p>
          </table:table-cell>
          <table:table-cell office:value-type="string">
            <text:p>ja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olzu</text:p>
          </table:table-cell>
          <table:table-cell office:value-type="string">
            <text:p>holc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łowa</text:p>
          </table:table-cell>
          <table:table-cell office:value-type="string">
            <text:p>hłow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inakše</text:p>
          </table:table-cell>
          <table:table-cell table:style-name="ce2" office:value-type="string">
            <text:p>hinaš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anibje</text:p>
          </table:table-cell>
          <table:table-cell table:style-name="ce3" office:value-type="string">
            <text:p>hanibj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ej</text:p>
          </table:table-cell>
          <table:table-cell table:style-name="ce3" office:value-type="string">
            <text:p>frej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piztola</text:p>
          </table:table-cell>
          <table:table-cell table:style-name="ce2" office:value-type="string">
            <text:p>epistol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rozymja</text:p>
          </table:table-cell>
          <table:table-cell table:style-name="ce2" office:value-type="string">
            <text:p>zrozumj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usnuli</text:p>
          </table:table-cell>
          <table:table-cell table:style-name="ce2" office:value-type="string">
            <text:p>wusnyl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ułožić</text:p>
          </table:table-cell>
          <table:table-cell table:style-name="ce1" office:value-type="string">
            <text:p>wułož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šo</text:p>
          </table:table-cell>
          <table:table-cell office:value-type="string">
            <text:p>wš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sadu</text:p>
          </table:table-cell>
          <table:table-cell office:value-type="string">
            <text:p>wosad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pruja</text:p>
          </table:table-cell>
          <table:table-cell office:value-type="string">
            <text:p>wopruj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dźenje</text:p>
          </table:table-cell>
          <table:table-cell office:value-type="string">
            <text:p>wjedźe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ěšćili</text:p>
          </table:table-cell>
          <table:table-cell office:value-type="string">
            <text:p>wěšći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wari</text:p>
          </table:table-cell>
          <table:table-cell office:value-type="string">
            <text:p>twar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it</text:p>
          </table:table-cell>
          <table:table-cell table:style-name="ce2" office:value-type="string">
            <text:p>T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te</text:p>
          </table:table-cell>
          <table:table-cell office:value-type="string">
            <text:p>sy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j</text:p>
          </table:table-cell>
          <table:table-cell office:value-type="string">
            <text:p>sw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łabe</text:p>
          </table:table-cell>
          <table:table-cell office:value-type="string">
            <text:p>słab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yča</text:p>
          </table:table-cell>
          <table:table-cell office:value-type="string">
            <text:p>ryč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ěduju</text:p>
          </table:table-cell>
          <table:table-cell office:value-type="string">
            <text:p>prěduju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oztroće</text:p>
          </table:table-cell>
          <table:table-cell table:style-name="ce3" office:value-type="string">
            <text:p>poztro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lěpšuje</text:p>
          </table:table-cell>
          <table:table-cell office:value-type="string">
            <text:p>polěpšuj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oddał</text:p>
          </table:table-cell>
          <table:table-cell table:style-name="ce2" office:value-type="string">
            <text:p>pod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zyłe</text:p>
          </table:table-cell>
          <table:table-cell table:style-name="ce2" office:value-type="string">
            <text:p>njesył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ztawaju</text:p>
          </table:table-cell>
          <table:table-cell table:style-name="ce2" office:value-type="string">
            <text:p>njestawa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udźemy</text:p>
          </table:table-cell>
          <table:table-cell office:value-type="string">
            <text:p>njebudźe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udźće</text:p>
          </table:table-cell>
          <table:table-cell office:value-type="string">
            <text:p>njebudźć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šezćijanzkeje</text:p>
          </table:table-cell>
          <table:table-cell table:style-name="ce2" office:value-type="string">
            <text:p>křesćanskej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hěrluše</text:p>
          </table:table-cell>
          <table:table-cell table:style-name="ce2" office:value-type="string">
            <text:p>kěrluš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helicha</text:p>
          </table:table-cell>
          <table:table-cell office:value-type="string">
            <text:p>kelich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r</text:p>
          </table:table-cell>
          <table:table-cell office:value-type="string">
            <text:p>j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nake</text:p>
          </table:table-cell>
          <table:table-cell office:value-type="string">
            <text:p>jenak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roznje</text:p>
          </table:table-cell>
          <table:table-cell office:value-type="string">
            <text:p>hroznj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łupozć</text:p>
          </table:table-cell>
          <table:table-cell office:value-type="string">
            <text:p>hłuposć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inakšu</text:p>
          </table:table-cell>
          <table:table-cell office:value-type="string">
            <text:p>hinaš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mejnje</text:p>
          </table:table-cell>
          <table:table-cell office:value-type="string">
            <text:p>gmej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byće</text:p>
          </table:table-cell>
          <table:table-cell office:value-type="string">
            <text:p>doby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atrom</text:p>
          </table:table-cell>
          <table:table-cell office:value-type="string">
            <text:p>bratro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pollos</text:p>
          </table:table-cell>
          <table:table-cell table:style-name="ce2" office:value-type="string">
            <text:p>Apollo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oli</text:p>
          </table:table-cell>
          <table:table-cell office:value-type="string">
            <text:p>zwo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uzej</text:p>
          </table:table-cell>
          <table:table-cell table:style-name="ce2" office:value-type="string">
            <text:p>cuz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tejće</text:p>
          </table:table-cell>
          <table:table-cell table:style-name="ce2" office:value-type="string">
            <text:p>stej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rozćenje</text:p>
          </table:table-cell>
          <table:table-cell table:style-name="ce2" office:value-type="string">
            <text:p>zrosć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omadźiznach</text:p>
          </table:table-cell>
          <table:table-cell office:value-type="string">
            <text:p>zhromadźizn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rěšiće</text:p>
          </table:table-cell>
          <table:table-cell office:value-type="string">
            <text:p>zhrěši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dadźa</text:p>
          </table:table-cell>
          <table:table-cell office:value-type="string">
            <text:p>zdadź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zpjeni</text:p>
          </table:table-cell>
          <table:table-cell table:style-name="ce3" office:value-type="string">
            <text:p>zazp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jelčeć</text:p>
          </table:table-cell>
          <table:table-cell office:value-type="string">
            <text:p>zamjelč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hadło</text:p>
          </table:table-cell>
          <table:table-cell office:value-type="string">
            <text:p>žahad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ztrowjenju</text:p>
          </table:table-cell>
          <table:table-cell office:value-type="string">
            <text:p>wustrow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žiwaju</text:p>
          </table:table-cell>
          <table:table-cell office:value-type="string">
            <text:p>wužiw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šła</text:p>
          </table:table-cell>
          <table:table-cell office:value-type="string">
            <text:p>wuš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kli</text:p>
          </table:table-cell>
          <table:table-cell office:value-type="string">
            <text:p>wuk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i</text:p>
          </table:table-cell>
          <table:table-cell office:value-type="string">
            <text:p>wuč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erjow</text:p>
          </table:table-cell>
          <table:table-cell office:value-type="string">
            <text:p>wučer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erjo</text:p>
          </table:table-cell>
          <table:table-cell office:value-type="string">
            <text:p>wučer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žiwić</text:p>
          </table:table-cell>
          <table:table-cell office:value-type="string">
            <text:p>wožiwi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molwju</text:p>
          </table:table-cell>
          <table:table-cell table:style-name="ce2" office:value-type="string">
            <text:p>wotmołw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sadźe</text:p>
          </table:table-cell>
          <table:table-cell office:value-type="string">
            <text:p>wosa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row</text:p>
          </table:table-cell>
          <table:table-cell office:value-type="string">
            <text:p>wopor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sy</text:p>
          </table:table-cell>
          <table:table-cell office:value-type="string">
            <text:p>wis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ězach</text:p>
          </table:table-cell>
          <table:table-cell table:style-name="ce2" office:value-type="string">
            <text:p>wěc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šćenja</text:p>
          </table:table-cell>
          <table:table-cell office:value-type="string">
            <text:p>wěšće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nym</text:p>
          </table:table-cell>
          <table:table-cell office:value-type="string">
            <text:p>wěrny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[teho</text:p>
          </table:table-cell>
          <table:table-cell table:style-name="ce2" office:value-type="string">
            <text:p>[T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lni</text:p>
          </table:table-cell>
          <table:table-cell office:value-type="string">
            <text:p>syl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ješ</text:p>
          </table:table-cell>
          <table:table-cell office:value-type="string">
            <text:p>syj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obody</text:p>
          </table:table-cell>
          <table:table-cell office:value-type="string">
            <text:p>swobo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jata</text:p>
          </table:table-cell>
          <table:table-cell office:value-type="string">
            <text:p>swja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t</text:p>
          </table:table-cell>
          <table:table-cell office:value-type="string">
            <text:p>š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ejće</text:p>
          </table:table-cell>
          <table:table-cell office:value-type="string">
            <text:p>ste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jertne</text:p>
          </table:table-cell>
          <table:table-cell office:value-type="string">
            <text:p>smjert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yšenje</text:p>
          </table:table-cell>
          <table:table-cell office:value-type="string">
            <text:p>słyš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abych</text:p>
          </table:table-cell>
          <table:table-cell office:value-type="string">
            <text:p>słaby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r</text:p>
          </table:table-cell>
          <table:table-cell office:value-type="string">
            <text:p>Si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ob</text:p>
          </table:table-cell>
          <table:table-cell table:style-name="ce3" office:value-type="string">
            <text:p>Siob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ptuagezima</text:p>
          </table:table-cell>
          <table:table-cell table:style-name="ce3" office:value-type="string">
            <text:p>septuagezi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ćěpi</text:p>
          </table:table-cell>
          <table:table-cell office:value-type="string">
            <text:p>šćě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čemi</text:p>
          </table:table-cell>
          <table:table-cell office:value-type="string">
            <text:p>ryče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čach</text:p>
          </table:table-cell>
          <table:table-cell office:value-type="string">
            <text:p>ryč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zomny</text:p>
          </table:table-cell>
          <table:table-cell table:style-name="ce2" office:value-type="string">
            <text:p>rozumn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zomni</text:p>
          </table:table-cell>
          <table:table-cell table:style-name="ce2" office:value-type="string">
            <text:p>rozum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zomje</text:p>
          </table:table-cell>
          <table:table-cell table:style-name="ce2" office:value-type="string">
            <text:p>rozum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zć</text:p>
          </table:table-cell>
          <table:table-cell office:value-type="string">
            <text:p>ros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ztojnje</text:p>
          </table:table-cell>
          <table:table-cell table:style-name="ce2" office:value-type="string">
            <text:p>přistoj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kažu</text:p>
          </table:table-cell>
          <table:table-cell table:style-name="ce2" office:value-type="string">
            <text:p>přikaž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ibóh</text:p>
          </table:table-cell>
          <table:table-cell table:style-name="ce2" office:value-type="string">
            <text:p>přibó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šeměnjeni</text:p>
          </table:table-cell>
          <table:table-cell table:style-name="ce2" office:value-type="string">
            <text:p>přeměn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ńši</text:p>
          </table:table-cell>
          <table:table-cell office:value-type="string">
            <text:p>prěńš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ěničke</text:p>
          </table:table-cell>
          <table:table-cell table:style-name="ce3" office:value-type="string">
            <text:p>prěničk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ujemy</text:p>
          </table:table-cell>
          <table:table-cell office:value-type="string">
            <text:p>prěduje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ztroróće</text:p>
          </table:table-cell>
          <table:table-cell table:style-name="ce3" office:value-type="string">
            <text:p>poztroró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žohnujemy</text:p>
          </table:table-cell>
          <table:table-cell office:value-type="string">
            <text:p>požohnuje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naću</text:p>
          </table:table-cell>
          <table:table-cell office:value-type="string">
            <text:p>póznać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wołzki</text:p>
          </table:table-cell>
          <table:table-cell table:style-name="ce2" office:value-type="string">
            <text:p>Pawołsk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chze</text:p>
          </table:table-cell>
          <table:table-cell table:style-name="ce2" office:value-type="string">
            <text:p>noch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hrěši</text:p>
          </table:table-cell>
          <table:table-cell office:value-type="string">
            <text:p>njezhrě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da</text:p>
          </table:table-cell>
          <table:table-cell office:value-type="string">
            <text:p>njewu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čeny</text:p>
          </table:table-cell>
          <table:table-cell office:value-type="string">
            <text:p>njewuč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pušć</text:p>
          </table:table-cell>
          <table:table-cell office:value-type="string">
            <text:p>njewopuš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bhońće</text:p>
          </table:table-cell>
          <table:table-cell office:value-type="string">
            <text:p>njewobhoń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ěrnym</text:p>
          </table:table-cell>
          <table:table-cell office:value-type="string">
            <text:p>njewěrny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smjertnozć</text:p>
          </table:table-cell>
          <table:table-cell table:style-name="ce2" office:value-type="string">
            <text:p>njesmjert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yta</text:p>
          </table:table-cell>
          <table:table-cell office:value-type="string">
            <text:p>njepy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ytaj</text:p>
          </table:table-cell>
          <table:table-cell office:value-type="string">
            <text:p>njepyt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pšikrytej</text:p>
          </table:table-cell>
          <table:table-cell table:style-name="ce2" office:value-type="string">
            <text:p>njepřikry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aji</text:p>
          </table:table-cell>
          <table:table-cell office:value-type="string">
            <text:p>njepra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otrjebam</text:p>
          </table:table-cell>
          <table:table-cell office:value-type="string">
            <text:p>njepotrjeb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olěpšuje</text:p>
          </table:table-cell>
          <table:table-cell office:value-type="string">
            <text:p>njepolěpš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išu</text:p>
          </table:table-cell>
          <table:table-cell office:value-type="string">
            <text:p>njepiš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mudrozć</text:p>
          </table:table-cell>
          <table:table-cell office:value-type="string">
            <text:p>njemudr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ěšeli</text:p>
          </table:table-cell>
          <table:table-cell office:value-type="string">
            <text:p>njeměš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ěł</text:p>
          </table:table-cell>
          <table:table-cell office:value-type="string">
            <text:p>njemě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jztaj</text:p>
          </table:table-cell>
          <table:table-cell office:value-type="string">
            <text:p>njejsta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doztojnje</text:p>
          </table:table-cell>
          <table:table-cell office:value-type="string">
            <text:p>njedostoj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dajće</text:p>
          </table:table-cell>
          <table:table-cell office:value-type="string">
            <text:p>njedaj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ičoho</text:p>
          </table:table-cell>
          <table:table-cell table:style-name="ce2" office:value-type="string">
            <text:p>nič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čeji</text:p>
          </table:table-cell>
          <table:table-cell office:value-type="string">
            <text:p>něče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makani</text:p>
          </table:table-cell>
          <table:table-cell office:value-type="string">
            <text:p>namak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róčelu</text:p>
          </table:table-cell>
          <table:table-cell office:value-type="string">
            <text:p>mróčel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wymi</text:p>
          </table:table-cell>
          <table:table-cell office:value-type="string">
            <text:p>morwy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łóći</text:p>
          </table:table-cell>
          <table:table-cell office:value-type="string">
            <text:p>młó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jelči</text:p>
          </table:table-cell>
          <table:table-cell office:value-type="string">
            <text:p>mjelč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jeni</text:p>
          </table:table-cell>
          <table:table-cell office:value-type="string">
            <text:p>kupje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šižowaneho</text:p>
          </table:table-cell>
          <table:table-cell table:style-name="ce2" office:value-type="string">
            <text:p>křižowaneh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št</text:p>
          </table:table-cell>
          <table:table-cell table:style-name="ce3" office:value-type="string">
            <text:p>koš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rinthizkich</text:p>
          </table:table-cell>
          <table:table-cell table:style-name="ce2" office:value-type="string">
            <text:p>korintis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zow</text:p>
          </table:table-cell>
          <table:table-cell office:value-type="string">
            <text:p>knjez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zowe</text:p>
          </table:table-cell>
          <table:table-cell office:value-type="string">
            <text:p>knjezow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žili</text:p>
          </table:table-cell>
          <table:table-cell office:value-type="string">
            <text:p>knjež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ičomnu</text:p>
          </table:table-cell>
          <table:table-cell office:value-type="string">
            <text:p>kničom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ičomne</text:p>
          </table:table-cell>
          <table:table-cell office:value-type="string">
            <text:p>kničom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hryztusowi</text:p>
          </table:table-cell>
          <table:table-cell table:style-name="ce2" office:value-type="string">
            <text:p>Chrystusow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ephas</text:p>
          </table:table-cell>
          <table:table-cell table:style-name="ce2" office:value-type="string">
            <text:p>Keph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jkiž</text:p>
          </table:table-cell>
          <table:table-cell office:value-type="string">
            <text:p>kajki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jkim</text:p>
          </table:table-cell>
          <table:table-cell office:value-type="string">
            <text:p>kajk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zyki</text:p>
          </table:table-cell>
          <table:table-cell office:value-type="string">
            <text:p>jazy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rbować</text:p>
          </table:table-cell>
          <table:table-cell office:value-type="string">
            <text:p>herb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kle</text:p>
          </table:table-cell>
          <table:table-cell office:value-type="string">
            <text:p>hakl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ichizzy</text:p>
          </table:table-cell>
          <table:table-cell table:style-name="ce2" office:value-type="string">
            <text:p>grichisc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ichizkim</text:p>
          </table:table-cell>
          <table:table-cell table:style-name="ce2" office:value-type="string">
            <text:p>grichisk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z</text:p>
          </table:table-cell>
          <table:table-cell office:value-type="string">
            <text:p>e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ěle</text:p>
          </table:table-cell>
          <table:table-cell office:value-type="string">
            <text:p>dźěl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źěćaze</text:p>
          </table:table-cell>
          <table:table-cell office:value-type="string">
            <text:p>dźěćac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uchomnymi</text:p>
          </table:table-cell>
          <table:table-cell table:style-name="ce2" office:value-type="string">
            <text:p>duchownym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uchomnych</text:p>
          </table:table-cell>
          <table:table-cell table:style-name="ce2" office:value-type="string">
            <text:p>duchow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ho</text:p>
          </table:table-cell>
          <table:table-cell office:value-type="string">
            <text:p>droh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ztatk</text:p>
          </table:table-cell>
          <table:table-cell table:style-name="ce2" office:value-type="string">
            <text:p>dóstat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łhe</text:p>
          </table:table-cell>
          <table:table-cell office:value-type="string">
            <text:p>dołh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bo</text:p>
          </table:table-cell>
          <table:table-cell table:style-name="ce3" office:value-type="string">
            <text:p>dob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rami</text:p>
          </table:table-cell>
          <table:table-cell office:value-type="string">
            <text:p>daram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člowječnym</text:p>
          </table:table-cell>
          <table:table-cell table:style-name="ce2" office:value-type="string">
            <text:p>čłowječny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ězto</text:p>
          </table:table-cell>
          <table:table-cell table:style-name="ce2" office:value-type="string">
            <text:p>ćěst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ězće</text:p>
          </table:table-cell>
          <table:table-cell table:style-name="ce2" office:value-type="string">
            <text:p>ćě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łu</text:p>
          </table:table-cell>
          <table:table-cell office:value-type="string">
            <text:p>ćěł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łom</text:p>
          </table:table-cell>
          <table:table-cell office:value-type="string">
            <text:p>ćěł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dlić</text:p>
          </table:table-cell>
          <table:table-cell office:value-type="string">
            <text:p>bydl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juchej</text:p>
          </table:table-cell>
          <table:table-cell office:value-type="string">
            <text:p>brjuch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trach</text:p>
          </table:table-cell>
          <table:table-cell office:value-type="string">
            <text:p>bratrach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bohaće</text:p>
          </table:table-cell>
          <table:table-cell office:value-type="string">
            <text:p>boh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ža</text:p>
          </table:table-cell>
          <table:table-cell office:value-type="string">
            <text:p>běža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bar</text:p>
          </table:table-cell>
          <table:table-cell office:value-type="string">
            <text:p>ba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olzki</text:p>
          </table:table-cell>
          <table:table-cell office:value-type="string">
            <text:p>apol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židam</text:p>
          </table:table-cell>
          <table:table-cell office:value-type="string">
            <text:p>zži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ź</text:p>
          </table:table-cell>
          <table:table-cell office:value-type="string">
            <text:p>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ineho</text:p>
          </table:table-cell>
          <table:table-cell office:value-type="string">
            <text:p>zyrkwi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nčazy</text:p>
          </table:table-cell>
          <table:table-cell office:value-type="string">
            <text:p>zynč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gel</text:p>
          </table:table-cell>
          <table:table-cell office:value-type="string">
            <text:p>zyg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ónčk</text:p>
          </table:table-cell>
          <table:table-cell office:value-type="string">
            <text:p>zwónč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ěrjatami</text:p>
          </table:table-cell>
          <table:table-cell office:value-type="string">
            <text:p>zwěrja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źe</text:p>
          </table:table-cell>
          <table:table-cell office:value-type="string">
            <text:p>zwa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orjeny</text:p>
          </table:table-cell>
          <table:table-cell office:value-type="string">
            <text:p>ztwor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ózbi</text:p>
          </table:table-cell>
          <table:table-cell office:value-type="string">
            <text:p>ztrózb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wej</text:p>
          </table:table-cell>
          <table:table-cell office:value-type="string">
            <text:p>zta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ym</text:p>
          </table:table-cell>
          <table:table-cell office:value-type="string">
            <text:p>zta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ozće</text:p>
          </table:table-cell>
          <table:table-cell office:value-type="string">
            <text:p>ztar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ałe</text:p>
          </table:table-cell>
          <table:table-cell office:value-type="string">
            <text:p>ztar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imy</text:p>
          </table:table-cell>
          <table:table-cell office:value-type="string">
            <text:p>ztaj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ił</text:p>
          </table:table-cell>
          <table:table-cell office:value-type="string">
            <text:p>z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zymjenju</text:p>
          </table:table-cell>
          <table:table-cell office:value-type="string">
            <text:p>zrozym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zomnu</text:p>
          </table:table-cell>
          <table:table-cell office:value-type="string">
            <text:p>zrozom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zć</text:p>
          </table:table-cell>
          <table:table-cell office:value-type="string">
            <text:p>zr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zyće</text:p>
          </table:table-cell>
          <table:table-cell office:value-type="string">
            <text:p>zrazy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uje</text:p>
          </table:table-cell>
          <table:table-cell office:value-type="string">
            <text:p>zra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uje</text:p>
          </table:table-cell>
          <table:table-cell office:value-type="string">
            <text:p>zpyt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nju</text:p>
          </table:table-cell>
          <table:table-cell office:value-type="string">
            <text:p>zpom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inaće</text:p>
          </table:table-cell>
          <table:table-cell office:value-type="string">
            <text:p>zpomin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ał</text:p>
          </table:table-cell>
          <table:table-cell office:value-type="string">
            <text:p>zpodob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onjewumrje</text:p>
          </table:table-cell>
          <table:table-cell office:value-type="string">
            <text:p>zonjewum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ona</text:p>
          </table:table-cell>
          <table:table-cell office:value-type="string">
            <text:p>z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onam</text:p>
          </table:table-cell>
          <table:table-cell office:value-type="string">
            <text:p>žo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se</text:p>
          </table:table-cell>
          <table:table-cell office:value-type="string">
            <text:p>znje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semy</text:p>
          </table:table-cell>
          <table:table-cell office:value-type="string">
            <text:p>znjes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njemy</text:p>
          </table:table-cell>
          <table:table-cell office:value-type="string">
            <text:p>žn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jomnozće</text:p>
          </table:table-cell>
          <table:table-cell office:value-type="string">
            <text:p>znajom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šenja</text:p>
          </table:table-cell>
          <table:table-cell office:value-type="string">
            <text:p>změ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je</text:p>
          </table:table-cell>
          <table:table-cell office:value-type="string">
            <text:p>změ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ženja</text:p>
          </table:table-cell>
          <table:table-cell office:value-type="string">
            <text:p>zł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ći</text:p>
          </table:table-cell>
          <table:table-cell office:value-type="string">
            <text:p>złó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ta</text:p>
          </table:table-cell>
          <table:table-cell office:value-type="string">
            <text:p>zko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ni</text:p>
          </table:table-cell>
          <table:table-cell office:value-type="string">
            <text:p>zkónz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mdźenja</text:p>
          </table:table-cell>
          <table:table-cell office:value-type="string">
            <text:p>zkom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ładźenje</text:p>
          </table:table-cell>
          <table:table-cell office:value-type="string">
            <text:p>zkła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erja</text:p>
          </table:table-cell>
          <table:table-cell office:value-type="string">
            <text:p>zkaže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a</text:p>
          </table:table-cell>
          <table:table-cell office:value-type="string">
            <text:p>zka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ła</text:p>
          </table:table-cell>
          <table:table-cell office:value-type="string">
            <text:p>zk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dnała</text:p>
          </table:table-cell>
          <table:table-cell office:value-type="string">
            <text:p>zjedn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awni</text:p>
          </table:table-cell>
          <table:table-cell office:value-type="string">
            <text:p>zjaw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ić</text:p>
          </table:table-cell>
          <table:table-cell office:value-type="string">
            <text:p>žiw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ej</text:p>
          </table:table-cell>
          <table:table-cell office:value-type="string">
            <text:p>ži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m</text:p>
          </table:table-cell>
          <table:table-cell office:value-type="string">
            <text:p>ž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enju</text:p>
          </table:table-cell>
          <table:table-cell office:value-type="string">
            <text:p>zhroma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tował</text:p>
          </table:table-cell>
          <table:table-cell office:value-type="string">
            <text:p>zhot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ke</text:p>
          </table:table-cell>
          <table:table-cell office:value-type="string">
            <text:p>ze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šła</text:p>
          </table:table-cell>
          <table:table-cell office:value-type="string">
            <text:p>zeš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ki</text:p>
          </table:table-cell>
          <table:table-cell office:value-type="string">
            <text:p>zeri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ke</text:p>
          </table:table-cell>
          <table:table-cell office:value-type="string">
            <text:p>zeri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rizkeho</text:p>
          </table:table-cell>
          <table:table-cell office:value-type="string">
            <text:p>zeri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ńdźće</text:p>
          </table:table-cell>
          <table:table-cell office:value-type="string">
            <text:p>zeń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zzy</text:p>
          </table:table-cell>
          <table:table-cell office:value-type="string">
            <text:p>zem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zki</text:p>
          </table:table-cell>
          <table:table-cell office:value-type="string">
            <text:p>zem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chzeće</text:p>
          </table:table-cell>
          <table:table-cell office:value-type="string">
            <text:p>zechz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chernozće</text:p>
          </table:table-cell>
          <table:table-cell office:value-type="string">
            <text:p>zecher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i</text:p>
          </table:table-cell>
          <table:table-cell office:value-type="string">
            <text:p>zdźer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alować</text:p>
          </table:table-cell>
          <table:table-cell office:value-type="string">
            <text:p>zdal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ich</text:p>
          </table:table-cell>
          <table:table-cell office:value-type="string">
            <text:p>zčin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na</text:p>
          </table:table-cell>
          <table:table-cell office:value-type="string">
            <text:p>zćeŕp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ozće</text:p>
          </table:table-cell>
          <table:table-cell office:value-type="string">
            <text:p>zbóž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iša</text:p>
          </table:table-cell>
          <table:table-cell office:value-type="string">
            <text:p>zbóžni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eho</text:p>
          </table:table-cell>
          <table:table-cell office:value-type="string">
            <text:p>zbóž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ojnztwje</text:p>
          </table:table-cell>
          <table:table-cell office:value-type="string">
            <text:p>zaztojnz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ojnikow</text:p>
          </table:table-cell>
          <table:table-cell office:value-type="string">
            <text:p>zaztoj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ojnikach</text:p>
          </table:table-cell>
          <table:table-cell office:value-type="string">
            <text:p>zaztojni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pite</text:p>
          </table:table-cell>
          <table:table-cell office:value-type="string">
            <text:p>zazpi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piće</text:p>
          </table:table-cell>
          <table:table-cell office:value-type="string">
            <text:p>zaz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zć</text:p>
          </table:table-cell>
          <table:table-cell office:value-type="string">
            <text:p>zawje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u</text:p>
          </table:table-cell>
          <table:table-cell office:value-type="string">
            <text:p>zawje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azać</text:p>
          </table:table-cell>
          <table:table-cell office:value-type="string">
            <text:p>zawj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zć</text:p>
          </table:table-cell>
          <table:table-cell office:value-type="string">
            <text:p>zawi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isna</text:p>
          </table:table-cell>
          <table:table-cell office:value-type="string">
            <text:p>zawis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rubić</text:p>
          </table:table-cell>
          <table:table-cell office:value-type="string">
            <text:p>zatru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ej</text:p>
          </table:table-cell>
          <table:table-cell office:value-type="string">
            <text:p>zata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rowali</text:p>
          </table:table-cell>
          <table:table-cell office:value-type="string">
            <text:p>žar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ičuja</text:p>
          </table:table-cell>
          <table:table-cell office:value-type="string">
            <text:p>zanič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e</text:p>
          </table:table-cell>
          <table:table-cell office:value-type="string">
            <text:p>z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jelčane</text:p>
          </table:table-cell>
          <table:table-cell office:value-type="string">
            <text:p>zamjelč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k</text:p>
          </table:table-cell>
          <table:table-cell office:value-type="string">
            <text:p>załož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ił</text:p>
          </table:table-cell>
          <table:table-cell office:value-type="string">
            <text:p>załož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ić</text:p>
          </table:table-cell>
          <table:table-cell office:value-type="string">
            <text:p>załož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laty</text:p>
          </table:table-cell>
          <table:table-cell office:value-type="string">
            <text:p>zakl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inu</text:p>
          </table:table-cell>
          <table:table-cell office:value-type="string">
            <text:p>zahi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erženja</text:p>
          </table:table-cell>
          <table:table-cell office:value-type="string">
            <text:p>zadźer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nuć</text:p>
          </table:table-cell>
          <table:table-cell office:value-type="string">
            <text:p>zaćis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odnu</text:p>
          </table:table-cell>
          <table:table-cell office:value-type="string">
            <text:p>zachod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ći</text:p>
          </table:table-cell>
          <table:table-cell office:value-type="string">
            <text:p>zabi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kimi</text:p>
          </table:table-cell>
          <table:table-cell office:value-type="string">
            <text:p>wyso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kej</text:p>
          </table:table-cell>
          <table:table-cell office:value-type="string">
            <text:p>wyso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eneho</text:p>
          </table:table-cell>
          <table:table-cell office:value-type="string">
            <text:p>wuzwol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ja</text:p>
          </table:table-cell>
          <table:table-cell office:value-type="string">
            <text:p>wuztrow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čće</text:p>
          </table:table-cell>
          <table:table-cell office:value-type="string">
            <text:p>wuztor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u</text:p>
          </table:table-cell>
          <table:table-cell office:value-type="string">
            <text:p>wuzt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ić</text:p>
          </table:table-cell>
          <table:table-cell office:value-type="string">
            <text:p>wuztaj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y</text:p>
          </table:table-cell>
          <table:table-cell office:value-type="string">
            <text:p>wuzta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jene</text:p>
          </table:table-cell>
          <table:table-cell office:value-type="string">
            <text:p>wuzta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</text:p>
          </table:table-cell>
          <table:table-cell office:value-type="string">
            <text:p>wuži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m</text:p>
          </table:table-cell>
          <table:table-cell office:value-type="string">
            <text:p>wuži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li</text:p>
          </table:table-cell>
          <table:table-cell office:value-type="string">
            <text:p>wuži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j</text:p>
          </table:table-cell>
          <table:table-cell office:value-type="string">
            <text:p>wuži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ć</text:p>
          </table:table-cell>
          <table:table-cell office:value-type="string">
            <text:p>wuži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tny</text:p>
          </table:table-cell>
          <table:table-cell office:value-type="string">
            <text:p>wužit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obnje</text:p>
          </table:table-cell>
          <table:table-cell office:value-type="string">
            <text:p>wutrob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nyć</text:p>
          </table:table-cell>
          <table:table-cell office:value-type="string">
            <text:p>wus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nje-li</text:p>
          </table:table-cell>
          <table:table-cell office:value-type="string">
            <text:p>wusnj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šło</text:p>
          </table:table-cell>
          <table:table-cell office:value-type="string">
            <text:p>wuš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jedźenje</text:p>
          </table:table-cell>
          <table:table-cell office:value-type="string">
            <text:p>wurje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jedźće</text:p>
          </table:table-cell>
          <table:table-cell office:value-type="string">
            <text:p>wurje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ru</text:p>
          </table:table-cell>
          <table:table-cell office:value-type="string">
            <text:p>wum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enju</text:p>
          </table:table-cell>
          <table:table-cell office:value-type="string">
            <text:p>wumož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jeće</text:p>
          </table:table-cell>
          <table:table-cell office:value-type="string">
            <text:p>wum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ěnjeny</text:p>
          </table:table-cell>
          <table:table-cell office:value-type="string">
            <text:p>wumě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łožił</text:p>
          </table:table-cell>
          <table:table-cell office:value-type="string">
            <text:p>wułož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łoženje</text:p>
          </table:table-cell>
          <table:table-cell office:value-type="string">
            <text:p>wuło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ładować</text:p>
          </table:table-cell>
          <table:table-cell office:value-type="string">
            <text:p>wukład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otowanje</text:p>
          </table:table-cell>
          <table:table-cell office:value-type="string">
            <text:p>wuhot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źělił</text:p>
          </table:table-cell>
          <table:table-cell office:value-type="string">
            <text:p>wudźě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owinym</text:p>
          </table:table-cell>
          <table:table-cell office:value-type="string">
            <text:p>wudowi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u</text:p>
          </table:table-cell>
          <table:table-cell office:value-type="string">
            <text:p>wu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eny</text:p>
          </table:table-cell>
          <table:table-cell office:value-type="string">
            <text:p>wuč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ki</text:p>
          </table:table-cell>
          <table:table-cell office:value-type="string">
            <text:p>wšel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kimi</text:p>
          </table:table-cell>
          <table:table-cell office:value-type="string">
            <text:p>wšel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aki</text:p>
          </table:table-cell>
          <table:table-cell office:value-type="string">
            <text:p>wšela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ake</text:p>
          </table:table-cell>
          <table:table-cell office:value-type="string">
            <text:p>wšela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mjeće</text:p>
          </table:table-cell>
          <table:table-cell office:value-type="string">
            <text:p>wozm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kludźu</text:p>
          </table:table-cell>
          <table:table-cell office:value-type="string">
            <text:p>wozklu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jenym</text:p>
          </table:table-cell>
          <table:table-cell office:value-type="string">
            <text:p>woženj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i</text:p>
          </table:table-cell>
          <table:table-cell office:value-type="string">
            <text:p>wo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iš</text:p>
          </table:table-cell>
          <table:table-cell office:value-type="string">
            <text:p>wožen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ić</text:p>
          </table:table-cell>
          <table:table-cell office:value-type="string">
            <text:p>wože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ahanje</text:p>
          </table:table-cell>
          <table:table-cell office:value-type="string">
            <text:p>wožah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će</text:p>
          </table:table-cell>
          <table:table-cell office:value-type="string">
            <text:p>wotztup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ot</text:p>
          </table:table-cell>
          <table:table-cell office:value-type="string">
            <text:p>[w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zihane</text:p>
          </table:table-cell>
          <table:table-cell office:value-type="string">
            <text:p>wottzih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zihajće</text:p>
          </table:table-cell>
          <table:table-cell office:value-type="string">
            <text:p>wottzih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ruha</text:p>
          </table:table-cell>
          <table:table-cell office:value-type="string">
            <text:p>wottru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ruhana</text:p>
          </table:table-cell>
          <table:table-cell office:value-type="string">
            <text:p>wottruh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ušćić</text:p>
          </table:table-cell>
          <table:table-cell office:value-type="string">
            <text:p>wotpuš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ušćenja</text:p>
          </table:table-cell>
          <table:table-cell office:value-type="string">
            <text:p>wotpušć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łož</text:p>
          </table:table-cell>
          <table:table-cell office:value-type="string">
            <text:p>wotpoł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myći</text:p>
          </table:table-cell>
          <table:table-cell office:value-type="string">
            <text:p>wotmy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był</text:p>
          </table:table-cell>
          <table:table-cell office:value-type="string">
            <text:p>wotb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wjećeny</text:p>
          </table:table-cell>
          <table:table-cell office:value-type="string">
            <text:p>woswjeć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wjećenym</text:p>
          </table:table-cell>
          <table:table-cell office:value-type="string">
            <text:p>woswjeć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wjećena</text:p>
          </table:table-cell>
          <table:table-cell office:value-type="string">
            <text:p>woswje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y</text:p>
          </table:table-cell>
          <table:table-cell office:value-type="string">
            <text:p>woseb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ozće</text:p>
          </table:table-cell>
          <table:table-cell office:value-type="string">
            <text:p>woseb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e</text:p>
          </table:table-cell>
          <table:table-cell office:value-type="string">
            <text:p>wose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a</text:p>
          </table:table-cell>
          <table:table-cell office:value-type="string">
            <text:p>wos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adach</text:p>
          </table:table-cell>
          <table:table-cell office:value-type="string">
            <text:p>wosa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je</text:p>
          </table:table-cell>
          <table:table-cell office:value-type="string">
            <text:p>wo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ać</text:p>
          </table:table-cell>
          <table:table-cell office:value-type="string">
            <text:p>wo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ćich</text:p>
          </table:table-cell>
          <table:table-cell office:value-type="string">
            <text:p>wopušć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owany</text:p>
          </table:table-cell>
          <table:table-cell office:value-type="string">
            <text:p>wopr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eju</text:p>
          </table:table-cell>
          <table:table-cell office:value-type="string">
            <text:p>wopraš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je</text:p>
          </table:table-cell>
          <table:table-cell office:value-type="string">
            <text:p>wopo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a</text:p>
          </table:table-cell>
          <table:table-cell office:value-type="string">
            <text:p>wop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zanju</text:p>
          </table:table-cell>
          <table:table-cell office:value-type="string">
            <text:p>wopokaz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zaju</text:p>
          </table:table-cell>
          <table:table-cell office:value-type="string">
            <text:p>wopokaz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łzy</text:p>
          </table:table-cell>
          <table:table-cell office:value-type="string">
            <text:p>wopił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anzane</text:p>
          </table:table-cell>
          <table:table-cell office:value-type="string">
            <text:p>wopanz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jenje</text:p>
          </table:table-cell>
          <table:table-cell office:value-type="string">
            <text:p>wo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tarju</text:p>
          </table:table-cell>
          <table:table-cell office:value-type="string">
            <text:p>wołtar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ej</text:p>
          </table:table-cell>
          <table:table-cell office:value-type="string">
            <text:p>wo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šewili</text:p>
          </table:table-cell>
          <table:table-cell office:value-type="string">
            <text:p>wokšew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miknjenje</text:p>
          </table:table-cell>
          <table:table-cell office:value-type="string">
            <text:p>wokomik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uje</text:p>
          </table:table-cell>
          <table:table-cell office:value-type="string">
            <text:p>woj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raŕ</text:p>
          </table:table-cell>
          <table:table-cell office:value-type="string">
            <text:p>wobztar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ła</text:p>
          </table:table-cell>
          <table:table-cell office:value-type="string">
            <text:p>wobzt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jneho</text:p>
          </table:table-cell>
          <table:table-cell office:value-type="string">
            <text:p>wobztaj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uł</text:p>
          </table:table-cell>
          <table:table-cell office:value-type="string">
            <text:p>wobzan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je</text:p>
          </table:table-cell>
          <table:table-cell office:value-type="string">
            <text:p>wobzan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zihana</text:p>
          </table:table-cell>
          <table:table-cell office:value-type="string">
            <text:p>wobtzih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wjerdźić</text:p>
          </table:table-cell>
          <table:table-cell office:value-type="string">
            <text:p>wobtwjer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yda</text:p>
          </table:table-cell>
          <table:table-cell office:value-type="string">
            <text:p>wobsy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ka</text:p>
          </table:table-cell>
          <table:table-cell office:value-type="string">
            <text:p>wobrě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any</text:p>
          </table:table-cell>
          <table:table-cell office:value-type="string">
            <text:p>wobrěz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adźi</text:p>
          </table:table-cell>
          <table:table-cell office:value-type="string">
            <text:p>wobra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ohaćili</text:p>
          </table:table-cell>
          <table:table-cell office:value-type="string">
            <text:p>woboha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ohaćeni</text:p>
          </table:table-cell>
          <table:table-cell office:value-type="string">
            <text:p>woboha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iwa</text:p>
          </table:table-cell>
          <table:table-cell office:value-type="string">
            <text:p>wobli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iču</text:p>
          </table:table-cell>
          <table:table-cell office:value-type="string">
            <text:p>wobli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jepi</text:p>
          </table:table-cell>
          <table:table-cell office:value-type="string">
            <text:p>wobkrje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rjepił</text:p>
          </table:table-cell>
          <table:table-cell office:value-type="string">
            <text:p>wobkrje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rjeni</text:p>
          </table:table-cell>
          <table:table-cell office:value-type="string">
            <text:p>wobdar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tu</text:p>
          </table:table-cell>
          <table:table-cell office:value-type="string">
            <text:p>wje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kach</text:p>
          </table:table-cell>
          <table:table-cell office:value-type="string">
            <text:p>wi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iło</text:p>
          </table:table-cell>
          <table:table-cell office:value-type="string">
            <text:p>widź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omnizy</text:p>
          </table:table-cell>
          <table:table-cell office:value-type="string">
            <text:p>wěšćom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imy</text:p>
          </table:table-cell>
          <table:table-cell office:value-type="string">
            <text:p>wěšć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domny</text:p>
          </table:table-cell>
          <table:table-cell office:value-type="string">
            <text:p>wěd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domnozće</text:p>
          </table:table-cell>
          <table:table-cell office:value-type="string">
            <text:p>wědom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</text:p>
          </table:table-cell>
          <table:table-cell office:value-type="string">
            <text:p>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u</text:p>
          </table:table-cell>
          <table:table-cell office:value-type="string">
            <text:p>wa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njom</text:p>
          </table:table-cell>
          <table:table-cell office:value-type="string">
            <text:p>waš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now</text:p>
          </table:table-cell>
          <table:table-cell office:value-type="string">
            <text:p>war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dźić</text:p>
          </table:table-cell>
          <table:table-cell office:value-type="string">
            <text:p>wa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bjazych</text:p>
          </table:table-cell>
          <table:table-cell office:value-type="string">
            <text:p>wabjaz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jeŕ</text:p>
          </table:table-cell>
          <table:table-cell office:value-type="string">
            <text:p>twarje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ił</text:p>
          </table:table-cell>
          <table:table-cell office:value-type="string">
            <text:p>twa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u</text:p>
          </table:table-cell>
          <table:table-cell office:value-type="string">
            <text:p>tru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ba</text:p>
          </table:table-cell>
          <table:table-cell office:value-type="string">
            <text:p>tru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ózkać</text:p>
          </table:table-cell>
          <table:table-cell office:value-type="string">
            <text:p>tróz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u</text:p>
          </table:table-cell>
          <table:table-cell office:value-type="string">
            <text:p>troš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jechi</text:p>
          </table:table-cell>
          <table:table-cell office:value-type="string">
            <text:p>trje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fozu</text:p>
          </table:table-cell>
          <table:table-cell office:value-type="string">
            <text:p>trifo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fenu</text:p>
          </table:table-cell>
          <table:table-cell office:value-type="string">
            <text:p>trif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ztwu</text:p>
          </table:table-cell>
          <table:table-cell office:value-type="string">
            <text:p>towaŕzt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ojo</text:p>
          </table:table-cell>
          <table:table-cell office:value-type="string">
            <text:p>towaŕš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o</text:p>
          </table:table-cell>
          <table:table-cell office:value-type="string">
            <text:p>[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órne</text:p>
          </table:table-cell>
          <table:table-cell office:value-type="string">
            <text:p>tór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ón</text:p>
          </table:table-cell>
          <table:table-cell office:value-type="string">
            <text:p>[t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motheus</text:p>
          </table:table-cell>
          <table:table-cell office:value-type="string">
            <text:p>timothe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motheja</text:p>
          </table:table-cell>
          <table:table-cell office:value-type="string">
            <text:p>timothe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rzius</text:p>
          </table:table-cell>
          <table:table-cell office:value-type="string">
            <text:p>terz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lzt</text:p>
          </table:table-cell>
          <table:table-cell office:value-type="string">
            <text:p>telz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wzyntow</text:p>
          </table:table-cell>
          <table:table-cell office:value-type="string">
            <text:p>tawzyn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mni</text:p>
          </table:table-cell>
          <table:table-cell office:value-type="string">
            <text:p>ta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kim</text:p>
          </table:table-cell>
          <table:table-cell office:value-type="string">
            <text:p>taj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keje</text:p>
          </table:table-cell>
          <table:table-cell office:value-type="string">
            <text:p>taj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u</text:p>
          </table:table-cell>
          <table:table-cell office:value-type="string">
            <text:p>syl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iša</text:p>
          </table:table-cell>
          <table:table-cell office:value-type="string">
            <text:p>sylni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jemy</text:p>
          </table:table-cell>
          <table:table-cell office:value-type="string">
            <text:p>sy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daš</text:p>
          </table:table-cell>
          <table:table-cell office:value-type="string">
            <text:p>syd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órty</text:p>
          </table:table-cell>
          <table:table-cell office:value-type="string">
            <text:p>šwó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ojimaj</text:p>
          </table:table-cell>
          <table:table-cell office:value-type="string">
            <text:p>swoj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i</text:p>
          </table:table-cell>
          <table:table-cell office:value-type="string">
            <text:p>swj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ećenju</text:p>
          </table:table-cell>
          <table:table-cell office:value-type="string">
            <text:p>swje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ymi</text:p>
          </table:table-cell>
          <table:table-cell office:value-type="string">
            <text:p>swjat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očničku</text:p>
          </table:table-cell>
          <table:table-cell office:value-type="string">
            <text:p>swjatočn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ne</text:p>
          </table:table-cell>
          <table:table-cell office:value-type="string">
            <text:p>swět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čili</text:p>
          </table:table-cell>
          <table:table-cell office:value-type="string">
            <text:p>swěd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imy</text:p>
          </table:table-cell>
          <table:table-cell office:value-type="string">
            <text:p>sudź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ili</text:p>
          </table:table-cell>
          <table:table-cell office:value-type="string">
            <text:p>su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a</text:p>
          </table:table-cell>
          <table:table-cell office:value-type="string">
            <text:p>su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u</text:p>
          </table:table-cell>
          <table:table-cell office:value-type="string">
            <text:p>su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ikow</text:p>
          </table:table-cell>
          <table:table-cell office:value-type="string">
            <text:p>sud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anće</text:p>
          </table:table-cell>
          <table:table-cell office:value-type="string">
            <text:p>štan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te</text:p>
          </table:table-cell>
          <table:table-cell office:value-type="string">
            <text:p>ssy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</text:p>
          </table:table-cell>
          <table:table-cell office:value-type="string">
            <text:p>s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dźće</text:p>
          </table:table-cell>
          <table:table-cell office:value-type="string">
            <text:p>ssu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mjerć</text:p>
          </table:table-cell>
          <table:table-cell office:value-type="string">
            <text:p>ssmjer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łužomnikaj</text:p>
          </table:table-cell>
          <table:table-cell office:value-type="string">
            <text:p>ssłužomni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pihel</text:p>
          </table:table-cell>
          <table:table-cell office:value-type="string">
            <text:p>špih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zthenes</text:p>
          </table:table-cell>
          <table:table-cell office:value-type="string">
            <text:p>sozth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zipater</text:p>
          </table:table-cell>
          <table:table-cell office:value-type="string">
            <text:p>sozip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adna</text:p>
          </table:table-cell>
          <table:table-cell office:value-type="string">
            <text:p>snad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ě</text:p>
          </table:table-cell>
          <table:table-cell office:value-type="string">
            <text:p>sm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ło</text:p>
          </table:table-cell>
          <table:table-cell office:value-type="string">
            <text:p>słyš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omnizu</text:p>
          </table:table-cell>
          <table:table-cell office:value-type="string">
            <text:p>słužomni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omnikow</text:p>
          </table:table-cell>
          <table:table-cell office:value-type="string">
            <text:p>słužom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na</text:p>
          </table:table-cell>
          <table:table-cell office:value-type="string">
            <text:p>słuž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a</text:p>
          </table:table-cell>
          <table:table-cell office:value-type="string">
            <text:p>słu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mu</text:p>
          </table:table-cell>
          <table:table-cell office:value-type="string">
            <text:p>sło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dkim</text:p>
          </table:table-cell>
          <table:table-cell office:value-type="string">
            <text:p>słód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e</text:p>
          </table:table-cell>
          <table:table-cell office:value-type="string">
            <text:p>s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ěboro</text:p>
          </table:table-cell>
          <table:table-cell office:value-type="string">
            <text:p>slěbo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ozću</text:p>
          </table:table-cell>
          <table:table-cell office:value-type="string">
            <text:p>słab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ozć</text:p>
          </table:table-cell>
          <table:table-cell office:value-type="string">
            <text:p>słab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abozći</text:p>
          </table:table-cell>
          <table:table-cell office:value-type="string">
            <text:p>słab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odźe</text:p>
          </table:table-cell>
          <table:table-cell office:value-type="string">
            <text:p>šk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bałztwa</text:p>
          </table:table-cell>
          <table:table-cell office:value-type="string">
            <text:p>šibał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alujće</text:p>
          </table:table-cell>
          <table:table-cell office:value-type="string">
            <text:p>sdal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ćěpan</text:p>
          </table:table-cell>
          <table:table-cell office:value-type="string">
            <text:p>schćěp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ćěpanowy</text:p>
          </table:table-cell>
          <table:table-cell office:value-type="string">
            <text:p>schćěpa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ćěpanowu</text:p>
          </table:table-cell>
          <table:table-cell office:value-type="string">
            <text:p>schćěpan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ěpił</text:p>
          </table:table-cell>
          <table:table-cell office:value-type="string">
            <text:p>šćě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sa</text:p>
          </table:table-cell>
          <table:table-cell office:value-type="string">
            <text:p>[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p</text:p>
          </table:table-cell>
          <table:table-cell office:value-type="string">
            <text:p>s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opašna</text:p>
          </table:table-cell>
          <table:table-cell office:value-type="string">
            <text:p>samopaš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iće</text:p>
          </table:table-cell>
          <table:table-cell office:value-type="string">
            <text:p>sa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ženjom</text:p>
          </table:table-cell>
          <table:table-cell office:value-type="string">
            <text:p>rž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</text:p>
          </table:table-cell>
          <table:table-cell office:value-type="string">
            <text:p>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iće</text:p>
          </table:table-cell>
          <table:table-cell office:value-type="string">
            <text:p>ryč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ffa</text:p>
          </table:table-cell>
          <table:table-cell office:value-type="string">
            <text:p>ruff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ježnik</text:p>
          </table:table-cell>
          <table:table-cell office:value-type="string">
            <text:p>rubjež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a</text:p>
          </table:table-cell>
          <table:table-cell office:value-type="string">
            <text:p>ru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nymi</text:p>
          </table:table-cell>
          <table:table-cell office:value-type="string">
            <text:p>rozom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nych</text:p>
          </table:table-cell>
          <table:table-cell office:value-type="string">
            <text:p>rozom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eznać</text:p>
          </table:table-cell>
          <table:table-cell office:value-type="string">
            <text:p>rozez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učił</text:p>
          </table:table-cell>
          <table:table-cell office:value-type="string">
            <text:p>roswu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učeni</text:p>
          </table:table-cell>
          <table:table-cell office:value-type="string">
            <text:p>roswuč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wjazanja</text:p>
          </table:table-cell>
          <table:table-cell office:value-type="string">
            <text:p>roswjaz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udźi</text:p>
          </table:table-cell>
          <table:table-cell office:value-type="string">
            <text:p>ross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udźili</text:p>
          </table:table-cell>
          <table:table-cell office:value-type="string">
            <text:p>rossu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udźić</text:p>
          </table:table-cell>
          <table:table-cell office:value-type="string">
            <text:p>rossu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kšižowany</text:p>
          </table:table-cell>
          <table:table-cell office:value-type="string">
            <text:p>roskšiž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hněwać</text:p>
          </table:table-cell>
          <table:table-cell office:value-type="string">
            <text:p>roshně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zkim</text:p>
          </table:table-cell>
          <table:table-cell office:value-type="string">
            <text:p>rom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ólnizy</text:p>
          </table:table-cell>
          <table:table-cell office:value-type="string">
            <text:p>ról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ło</text:p>
          </table:table-cell>
          <table:table-cell office:value-type="string">
            <text:p>rjek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ła</text:p>
          </table:table-cell>
          <table:table-cell office:value-type="string">
            <text:p>rjek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nazimodogeniti</text:p>
          </table:table-cell>
          <table:table-cell office:value-type="string">
            <text:p>qnazimodogenit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ćow</text:p>
          </table:table-cell>
          <table:table-cell office:value-type="string">
            <text:p>puć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takow</text:p>
          </table:table-cell>
          <table:table-cell office:value-type="string">
            <text:p>pta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eja</text:p>
          </table:table-cell>
          <table:table-cell office:value-type="string">
            <text:p>pšizte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ajili</text:p>
          </table:table-cell>
          <table:table-cell office:value-type="string">
            <text:p>pšiztaj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azany</text:p>
          </table:table-cell>
          <table:table-cell office:value-type="string">
            <text:p>pšiwjaz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azana</text:p>
          </table:table-cell>
          <table:table-cell office:value-type="string">
            <text:p>pšiwjaz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uša</text:p>
          </table:table-cell>
          <table:table-cell office:value-type="string">
            <text:p>pšisłu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odźenztwom</text:p>
          </table:table-cell>
          <table:table-cell office:value-type="string">
            <text:p>pšisłodźenz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unanju</text:p>
          </table:table-cell>
          <table:table-cell office:value-type="string">
            <text:p>pširun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odźenje</text:p>
          </table:table-cell>
          <table:table-cell office:value-type="string">
            <text:p>pširo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ch</text:p>
          </table:table-cell>
          <table:table-cell office:value-type="string">
            <text:p>pšipowje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jesene</text:p>
          </table:table-cell>
          <table:table-cell office:value-type="string">
            <text:p>pšinjes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wać</text:p>
          </table:table-cell>
          <table:table-cell office:value-type="string">
            <text:p>pšikry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tej</text:p>
          </table:table-cell>
          <table:table-cell office:value-type="string">
            <text:p>pšikry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teje</text:p>
          </table:table-cell>
          <table:table-cell office:value-type="string">
            <text:p>pšikry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je</text:p>
          </table:table-cell>
          <table:table-cell office:value-type="string">
            <text:p>pšikry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ć</text:p>
          </table:table-cell>
          <table:table-cell office:value-type="string">
            <text:p>pšikr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će</text:p>
          </table:table-cell>
          <table:table-cell office:value-type="string">
            <text:p>pšikry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dźěli</text:p>
          </table:table-cell>
          <table:table-cell office:value-type="string">
            <text:p>pšidźě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ne</text:p>
          </table:table-cell>
          <table:table-cell office:value-type="string">
            <text:p>pšicho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žni</text:p>
          </table:table-cell>
          <table:table-cell office:value-type="string">
            <text:p>pšibož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zy</text:p>
          </table:table-cell>
          <table:table-cell office:value-type="string">
            <text:p>pšibój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kim</text:p>
          </table:table-cell>
          <table:table-cell office:value-type="string">
            <text:p>pšibój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ke</text:p>
          </table:table-cell>
          <table:table-cell office:value-type="string">
            <text:p>pšibój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kej</text:p>
          </table:table-cell>
          <table:table-cell office:value-type="string">
            <text:p>pšibój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ójzkeje</text:p>
          </table:table-cell>
          <table:table-cell office:value-type="string">
            <text:p>pšibój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ham</text:p>
          </table:table-cell>
          <table:table-cell office:value-type="string">
            <text:p>pšiboh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ohach</text:p>
          </table:table-cell>
          <table:table-cell office:value-type="string">
            <text:p>pšiboh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jerajće</text:p>
          </table:table-cell>
          <table:table-cell office:value-type="string">
            <text:p>pšibjer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ajił</text:p>
          </table:table-cell>
          <table:table-cell office:value-type="string">
            <text:p>pšez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ać</text:p>
          </table:table-cell>
          <table:table-cell office:value-type="string">
            <text:p>pšez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ł</text:p>
          </table:table-cell>
          <table:table-cell office:value-type="string">
            <text:p>pšezćě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ćěhaju</text:p>
          </table:table-cell>
          <table:table-cell office:value-type="string">
            <text:p>pšezćě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dźili</text:p>
          </table:table-cell>
          <table:table-cell office:value-type="string">
            <text:p>pšewo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dźeše</text:p>
          </table:table-cell>
          <table:table-cell office:value-type="string">
            <text:p>pšewo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dźće</text:p>
          </table:table-cell>
          <table:table-cell office:value-type="string">
            <text:p>pšewo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obroćił</text:p>
          </table:table-cell>
          <table:table-cell office:value-type="string">
            <text:p>pšewobro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šonował</text:p>
          </table:table-cell>
          <table:table-cell office:value-type="string">
            <text:p>pšešon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pyta</text:p>
          </table:table-cell>
          <table:table-cell office:value-type="string">
            <text:p>pšepy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ńdu</text:p>
          </table:table-cell>
          <table:table-cell office:value-type="string">
            <text:p>pšeń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ńčne</text:p>
          </table:table-cell>
          <table:table-cell office:value-type="string">
            <text:p>pšeńč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iše</text:p>
          </table:table-cell>
          <table:table-cell office:value-type="string">
            <text:p>pšek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hrěši</text:p>
          </table:table-cell>
          <table:table-cell office:value-type="string">
            <text:p>pšehrě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nje</text:p>
          </table:table-cell>
          <table:table-cell office:value-type="string">
            <text:p>pšed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ikow</text:p>
          </table:table-cell>
          <table:table-cell office:value-type="string">
            <text:p>pšećiw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ŕpi</text:p>
          </table:table-cell>
          <table:table-cell office:value-type="string">
            <text:p>pšećeŕ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ŕpimy</text:p>
          </table:table-cell>
          <table:table-cell office:value-type="string">
            <text:p>pšećeŕp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utom</text:p>
          </table:table-cell>
          <table:table-cell office:value-type="string">
            <text:p>pru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etej</text:p>
          </table:table-cell>
          <table:table-cell office:value-type="string">
            <text:p>prózuje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e</text:p>
          </table:table-cell>
          <table:table-cell office:value-type="string">
            <text:p>próz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emy</text:p>
          </table:table-cell>
          <table:table-cell office:value-type="string">
            <text:p>prózu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owała</text:p>
          </table:table-cell>
          <table:table-cell office:value-type="string">
            <text:p>prózow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symy</text:p>
          </table:table-cell>
          <table:table-cell office:value-type="string">
            <text:p>prosy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m</text:p>
          </table:table-cell>
          <table:table-cell office:value-type="string">
            <text:p>p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zzila</text:p>
          </table:table-cell>
          <table:table-cell office:value-type="string">
            <text:p>prizzi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přetož</text:p>
          </table:table-cell>
          <table:table-cell office:value-type="string">
            <text:p>[přet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ički</text:p>
          </table:table-cell>
          <table:table-cell office:value-type="string">
            <text:p>prěnič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u</text:p>
          </table:table-cell>
          <table:table-cell office:value-type="string">
            <text:p>prě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owany</text:p>
          </table:table-cell>
          <table:table-cell office:value-type="string">
            <text:p>prěd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arjow</text:p>
          </table:table-cell>
          <table:table-cell office:value-type="string">
            <text:p>prěd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čwoztaće</text:p>
          </table:table-cell>
          <table:table-cell office:value-type="string">
            <text:p>prečwozt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uje</text:p>
          </table:table-cell>
          <table:table-cell office:value-type="string">
            <text:p>praw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ujeće</text:p>
          </table:table-cell>
          <table:table-cell office:value-type="string">
            <text:p>prawu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ować</text:p>
          </table:table-cell>
          <table:table-cell office:value-type="string">
            <text:p>praw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šenja</text:p>
          </table:table-cell>
          <table:table-cell office:value-type="string">
            <text:p>pra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šeju</text:p>
          </table:table-cell>
          <table:table-cell office:value-type="string">
            <text:p>praš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jenju</text:p>
          </table:table-cell>
          <table:table-cell office:value-type="string">
            <text:p>pra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wju</text:p>
          </table:table-cell>
          <table:table-cell office:value-type="string">
            <text:p>poztrow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rće</text:p>
          </table:table-cell>
          <table:table-cell office:value-type="string">
            <text:p>poztror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rbće</text:p>
          </table:table-cell>
          <table:table-cell office:value-type="string">
            <text:p>poztrorb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ńće</text:p>
          </table:table-cell>
          <table:table-cell office:value-type="string">
            <text:p>poztro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iće</text:p>
          </table:table-cell>
          <table:table-cell office:value-type="string">
            <text:p>pozta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eni</text:p>
          </table:table-cell>
          <table:table-cell office:value-type="string">
            <text:p>pozta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žrjeta</text:p>
          </table:table-cell>
          <table:table-cell office:value-type="string">
            <text:p>póžrje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ohnuješ</text:p>
          </table:table-cell>
          <table:table-cell office:value-type="string">
            <text:p>požohnu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u</text:p>
          </table:table-cell>
          <table:table-cell office:value-type="string">
            <text:p>pózn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li</text:p>
          </table:table-cell>
          <table:table-cell office:value-type="string">
            <text:p>poža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jće</text:p>
          </table:table-cell>
          <table:table-cell office:value-type="string">
            <text:p>poža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ołanych</text:p>
          </table:table-cell>
          <table:table-cell office:value-type="string">
            <text:p>powoł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nych</text:p>
          </table:table-cell>
          <table:table-cell office:value-type="string">
            <text:p>potrjeb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ztwo</text:p>
          </table:table-cell>
          <table:table-cell office:value-type="string">
            <text:p>potajn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ztwach</text:p>
          </table:table-cell>
          <table:table-cell office:value-type="string">
            <text:p>potajnzt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ozć</text:p>
          </table:table-cell>
          <table:table-cell office:value-type="string">
            <text:p>potaj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ozće</text:p>
          </table:table-cell>
          <table:table-cell office:value-type="string">
            <text:p>potajn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e</text:p>
          </table:table-cell>
          <table:table-cell office:value-type="string">
            <text:p>potaj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eje</text:p>
          </table:table-cell>
          <table:table-cell office:value-type="string">
            <text:p>potaj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nić</text:p>
          </table:table-cell>
          <table:table-cell office:value-type="string">
            <text:p>posyl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nju</text:p>
          </table:table-cell>
          <table:table-cell office:value-type="string">
            <text:p>posl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kłušnozć</text:p>
          </table:table-cell>
          <table:table-cell office:value-type="string">
            <text:p>poskłuš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enje</text:p>
          </table:table-cell>
          <table:table-cell office:value-type="string">
            <text:p>poru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oda</text:p>
          </table:table-cell>
          <table:table-cell office:value-type="string">
            <text:p>por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nozći</text:p>
          </table:table-cell>
          <table:table-cell office:value-type="string">
            <text:p>poniž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enje</text:p>
          </table:table-cell>
          <table:table-cell office:value-type="string">
            <text:p>pomysl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zy</text:p>
          </table:table-cell>
          <table:table-cell office:value-type="string">
            <text:p>pomoz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k</text:p>
          </table:table-cell>
          <table:table-cell office:value-type="string">
            <text:p>pomoz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oznikow</text:p>
          </table:table-cell>
          <table:table-cell office:value-type="string">
            <text:p>pomoz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ěpšeli</text:p>
          </table:table-cell>
          <table:table-cell office:value-type="string">
            <text:p>polěpš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ěpšała</text:p>
          </table:table-cell>
          <table:table-cell office:value-type="string">
            <text:p>polěpš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ornje</text:p>
          </table:table-cell>
          <table:table-cell office:value-type="string">
            <text:p>pokor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jimam</text:p>
          </table:table-cell>
          <table:table-cell office:value-type="string">
            <text:p>pojim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jě</text:p>
          </table:table-cell>
          <table:table-cell office:value-type="string">
            <text:p>poj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teptaj</text:p>
          </table:table-cell>
          <table:table-cell office:value-type="string">
            <text:p>podtep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inki</text:p>
          </table:table-cell>
          <table:table-cell office:value-type="string">
            <text:p>počin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inkach</text:p>
          </table:table-cell>
          <table:table-cell office:value-type="string">
            <text:p>počin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akaj</text:p>
          </table:table-cell>
          <table:table-cell office:value-type="string">
            <text:p>poča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ćahnu</text:p>
          </table:table-cell>
          <table:table-cell office:value-type="string">
            <text:p>poćah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yć</text:p>
          </table:table-cell>
          <table:table-cell office:value-type="string">
            <text:p>pob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ići</text:p>
          </table:table-cell>
          <table:table-cell office:value-type="string">
            <text:p>pobi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źi</text:p>
          </table:table-cell>
          <table:table-cell office:value-type="string">
            <text:p>pł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źił</text:p>
          </table:table-cell>
          <table:table-cell office:value-type="string">
            <text:p>pł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ča</text:p>
          </table:table-cell>
          <table:table-cell office:value-type="string">
            <text:p>pła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njezow</text:p>
          </table:table-cell>
          <table:table-cell office:value-type="string">
            <text:p>pjenje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ny</text:p>
          </table:table-cell>
          <table:table-cell office:value-type="string">
            <text:p>pj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zkane</text:p>
          </table:table-cell>
          <table:table-cell office:value-type="string">
            <text:p>pizk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šu</text:p>
          </table:table-cell>
          <table:table-cell office:value-type="string">
            <text:p>pi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šćel</text:p>
          </table:table-cell>
          <table:table-cell office:value-type="string">
            <text:p>pišć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ali</text:p>
          </table:table-cell>
          <table:table-cell office:value-type="string">
            <text:p>pis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jmy</text:p>
          </table:table-cell>
          <table:table-cell office:value-type="string">
            <text:p>pi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ću</text:p>
          </table:table-cell>
          <table:table-cell office:value-type="string">
            <text:p>pi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ologa</text:p>
          </table:table-cell>
          <table:table-cell office:value-type="string">
            <text:p>philolog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is</text:p>
          </table:table-cell>
          <table:table-cell office:value-type="string">
            <text:p>philipp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zidu</text:p>
          </table:table-cell>
          <table:table-cell office:value-type="string">
            <text:p>perzi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knje</text:p>
          </table:table-cell>
          <table:table-cell office:value-type="string">
            <text:p>pě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kne</text:p>
          </table:table-cell>
          <table:table-cell office:value-type="string">
            <text:p>pěk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kna</text:p>
          </table:table-cell>
          <table:table-cell office:value-type="string">
            <text:p>pěk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wołowym</text:p>
          </table:table-cell>
          <table:table-cell office:value-type="string">
            <text:p>pawoł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robu</text:p>
          </table:table-cell>
          <table:table-cell office:value-type="string">
            <text:p>patro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uši</text:p>
          </table:table-cell>
          <table:table-cell office:value-type="string">
            <text:p>padu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lympu</text:p>
          </table:table-cell>
          <table:table-cell office:value-type="string">
            <text:p>olymp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y</text:p>
          </table:table-cell>
          <table:table-cell office:value-type="string">
            <text:p>nu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niše</text:p>
          </table:table-cell>
          <table:table-cell office:value-type="string">
            <text:p>nuz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nemu</text:p>
          </table:table-cell>
          <table:table-cell office:value-type="string">
            <text:p>nuz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ha</text:p>
          </table:table-cell>
          <table:table-cell office:value-type="string">
            <text:p>no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eji</text:p>
          </table:table-cell>
          <table:table-cell office:value-type="string">
            <text:p>njezte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araj</text:p>
          </table:table-cell>
          <table:table-cell office:value-type="string">
            <text:p>njeztar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ozymja</text:p>
          </table:table-cell>
          <table:table-cell office:value-type="string">
            <text:p>njezrozym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ozymi</text:p>
          </table:table-cell>
          <table:table-cell office:value-type="string">
            <text:p>njezroz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aduje</text:p>
          </table:table-cell>
          <table:table-cell office:value-type="string">
            <text:p>njezra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ytujmy</text:p>
          </table:table-cell>
          <table:table-cell office:value-type="string">
            <text:p>njezpytu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ytał</text:p>
          </table:table-cell>
          <table:table-cell office:value-type="string">
            <text:p>njezpy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piće</text:p>
          </table:table-cell>
          <table:table-cell office:value-type="string">
            <text:p>njez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jebaj</text:p>
          </table:table-cell>
          <table:table-cell office:value-type="string">
            <text:p>njezjeb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hrěšiš</text:p>
          </table:table-cell>
          <table:table-cell office:value-type="string">
            <text:p>njezhrěš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ešli</text:p>
          </table:table-cell>
          <table:table-cell office:value-type="string">
            <text:p>njezeš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ženjeny</text:p>
          </table:table-cell>
          <table:table-cell office:value-type="string">
            <text:p>nježe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źerž</text:p>
          </table:table-cell>
          <table:table-cell office:value-type="string">
            <text:p>njezdźer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źerženja</text:p>
          </table:table-cell>
          <table:table-cell office:value-type="string">
            <text:p>njezdźer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źerža</text:p>
          </table:table-cell>
          <table:table-cell office:value-type="string">
            <text:p>njezdźer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zh</text:p>
          </table:table-cell>
          <table:table-cell office:value-type="string">
            <text:p>njezaz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panuł</text:p>
          </table:table-cell>
          <table:table-cell office:value-type="string">
            <text:p>njezap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kle</text:p>
          </table:table-cell>
          <table:table-cell office:value-type="string">
            <text:p>njezak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chodnu</text:p>
          </table:table-cell>
          <table:table-cell office:value-type="string">
            <text:p>njezachod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chodni</text:p>
          </table:table-cell>
          <table:table-cell office:value-type="string">
            <text:p>njezacho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žiwał</text:p>
          </table:table-cell>
          <table:table-cell office:value-type="string">
            <text:p>njewuži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žiwali</text:p>
          </table:table-cell>
          <table:table-cell office:value-type="string">
            <text:p>njewuži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panje</text:p>
          </table:table-cell>
          <table:table-cell office:value-type="string">
            <text:p>njewup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dawaće</text:p>
          </table:table-cell>
          <table:table-cell office:value-type="string">
            <text:p>njewudaw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dała</text:p>
          </table:table-cell>
          <table:table-cell office:value-type="string">
            <text:p>njewud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či</text:p>
          </table:table-cell>
          <table:table-cell office:value-type="string">
            <text:p>njewu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čeni</text:p>
          </table:table-cell>
          <table:table-cell office:value-type="string">
            <text:p>njewuč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synuli</text:p>
          </table:table-cell>
          <table:table-cell office:value-type="string">
            <text:p>njewobsynu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ězku</text:p>
          </table:table-cell>
          <table:table-cell office:value-type="string">
            <text:p>njewobrěz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rězk</text:p>
          </table:table-cell>
          <table:table-cell office:value-type="string">
            <text:p>njewobrě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selili</text:p>
          </table:table-cell>
          <table:table-cell office:value-type="string">
            <text:p>njewjese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nojte</text:p>
          </table:table-cell>
          <table:table-cell office:value-type="string">
            <text:p>njewinoj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nojći</text:p>
          </table:table-cell>
          <table:table-cell office:value-type="string">
            <text:p>njewinoj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zty</text:p>
          </table:table-cell>
          <table:table-cell office:value-type="string">
            <text:p>njewěz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zte</text:p>
          </table:table-cell>
          <table:table-cell office:value-type="string">
            <text:p>njewěz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jewěsće</text:p>
          </table:table-cell>
          <table:table-cell office:value-type="string">
            <text:p>[njewě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ymi</text:p>
          </table:table-cell>
          <table:table-cell office:value-type="string">
            <text:p>njewěr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u</text:p>
          </table:table-cell>
          <table:table-cell office:value-type="string">
            <text:p>njewěr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i</text:p>
          </table:table-cell>
          <table:table-cell office:value-type="string">
            <text:p>njewěr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eho</text:p>
          </table:table-cell>
          <table:table-cell office:value-type="string">
            <text:p>njewěr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udźu</text:p>
          </table:table-cell>
          <table:table-cell office:value-type="string">
            <text:p>njesu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łuža</text:p>
          </table:table-cell>
          <table:table-cell office:value-type="string">
            <text:p>njesłu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i</text:p>
          </table:table-cell>
          <table:table-cell office:value-type="string">
            <text:p>njery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yčał</text:p>
          </table:table-cell>
          <table:table-cell office:value-type="string">
            <text:p>njery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zymi</text:p>
          </table:table-cell>
          <table:table-cell office:value-type="string">
            <text:p>njeroz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ssudźi</text:p>
          </table:table-cell>
          <table:table-cell office:value-type="string">
            <text:p>njeross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ad</text:p>
          </table:table-cell>
          <table:table-cell office:value-type="string">
            <text:p>njer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ušćił</text:p>
          </table:table-cell>
          <table:table-cell office:value-type="string">
            <text:p>njepuš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ztojnje</text:p>
          </table:table-cell>
          <table:table-cell office:value-type="string">
            <text:p>njepšiztoj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ztojna</text:p>
          </table:table-cell>
          <table:table-cell office:value-type="string">
            <text:p>njepšizto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zteja</text:p>
          </table:table-cell>
          <table:table-cell office:value-type="string">
            <text:p>njepšizte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ńdźech</text:p>
          </table:table-cell>
          <table:table-cell office:value-type="string">
            <text:p>njepšińdźe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l</text:p>
          </table:table-cell>
          <table:table-cell office:value-type="string">
            <text:p>njepšeć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ěduju</text:p>
          </table:table-cell>
          <table:table-cell office:value-type="string">
            <text:p>njeprěd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ymi</text:p>
          </table:table-cell>
          <table:table-cell office:value-type="string">
            <text:p>njepraw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žadali</text:p>
          </table:table-cell>
          <table:table-cell office:value-type="string">
            <text:p>njepoža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trjeba</text:p>
          </table:table-cell>
          <table:table-cell office:value-type="string">
            <text:p>njepotrje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słucha</text:p>
          </table:table-cell>
          <table:table-cell office:value-type="string">
            <text:p>njeposłuc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hóršił</text:p>
          </table:table-cell>
          <table:table-cell office:value-type="string">
            <text:p>njepohórš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akali</text:p>
          </table:table-cell>
          <table:table-cell office:value-type="string">
            <text:p>njepłak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anje</text:p>
          </table:table-cell>
          <table:table-cell office:value-type="string">
            <text:p>njep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duwa</text:p>
          </table:table-cell>
          <table:table-cell office:value-type="string">
            <text:p>njenadu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duł</text:p>
          </table:table-cell>
          <table:table-cell office:value-type="string">
            <text:p>njenad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ysli</text:p>
          </table:table-cell>
          <table:table-cell office:value-type="string">
            <text:p>njemy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udri</text:p>
          </table:table-cell>
          <table:table-cell office:value-type="string">
            <text:p>njemud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etej</text:p>
          </table:table-cell>
          <table:table-cell office:value-type="string">
            <text:p>njemóže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ach</text:p>
          </table:table-cell>
          <table:table-cell office:value-type="string">
            <text:p>njemóž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rkotajće</text:p>
          </table:table-cell>
          <table:table-cell office:value-type="string">
            <text:p>njemorkot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ubuje</text:p>
          </table:table-cell>
          <table:table-cell office:value-type="string">
            <text:p>njelub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njejzke</text:p>
          </table:table-cell>
          <table:table-cell office:value-type="string">
            <text:p>njeknjej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isani</text:p>
          </table:table-cell>
          <table:table-cell office:value-type="string">
            <text:p>njekis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wal</text:p>
          </table:table-cell>
          <table:table-cell office:value-type="string">
            <text:p>njekhw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waliło</text:p>
          </table:table-cell>
          <table:table-cell office:value-type="string">
            <text:p>njekhwal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azanztwa</text:p>
          </table:table-cell>
          <table:table-cell office:value-type="string">
            <text:p>njekazan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sym-li</text:p>
          </table:table-cell>
          <table:table-cell office:value-type="string">
            <text:p>njejsym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sće-li</text:p>
          </table:table-cell>
          <table:table-cell office:value-type="string">
            <text:p>njejsć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ězće</text:p>
          </table:table-cell>
          <table:table-cell office:value-type="string">
            <text:p>njejě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ěmy-li</text:p>
          </table:table-cell>
          <table:table-cell office:value-type="string">
            <text:p>njejěmy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jeje--li</text:p>
          </table:table-cell>
          <table:table-cell office:value-type="string">
            <text:p>[njeje-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ednota</text:p>
          </table:table-cell>
          <table:table-cell office:value-type="string">
            <text:p>njejedno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rěšće</text:p>
          </table:table-cell>
          <table:table-cell office:value-type="string">
            <text:p>njehrě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nući</text:p>
          </table:table-cell>
          <table:table-cell office:value-type="string">
            <text:p>njehnu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nał</text:p>
          </table:table-cell>
          <table:table-cell office:value-type="string">
            <text:p>njehn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ladam</text:p>
          </table:table-cell>
          <table:table-cell office:value-type="string">
            <text:p>njehla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ladaj</text:p>
          </table:table-cell>
          <table:table-cell office:value-type="string">
            <text:p>njehla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iće</text:p>
          </table:table-cell>
          <table:table-cell office:value-type="string">
            <text:p>njedźerž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ał</text:p>
          </table:table-cell>
          <table:table-cell office:value-type="string">
            <text:p>njedźerž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ach</text:p>
          </table:table-cell>
          <table:table-cell office:value-type="string">
            <text:p>njedźerž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ěliła</text:p>
          </table:table-cell>
          <table:table-cell office:value-type="string">
            <text:p>njedźěl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yrbjało</text:p>
          </table:table-cell>
          <table:table-cell office:value-type="string">
            <text:p>njedyrbj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ótknje</text:p>
          </table:table-cell>
          <table:table-cell office:value-type="string">
            <text:p>njedót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wał</text:p>
          </table:table-cell>
          <table:table-cell office:value-type="string">
            <text:p>njeda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wali</text:p>
          </table:table-cell>
          <table:table-cell office:value-type="string">
            <text:p>njeda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li</text:p>
          </table:table-cell>
          <table:table-cell office:value-type="string">
            <text:p>nje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dźa</text:p>
          </table:table-cell>
          <table:table-cell office:value-type="string">
            <text:p>njeda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će</text:p>
          </table:table-cell>
          <table:table-cell office:value-type="string">
            <text:p>nje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ili</text:p>
          </table:table-cell>
          <table:table-cell office:value-type="string">
            <text:p>nječin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chał</text:p>
          </table:table-cell>
          <table:table-cell office:value-type="string">
            <text:p>njec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ezć</text:p>
          </table:table-cell>
          <table:table-cell office:value-type="string">
            <text:p>nječe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esniše</text:p>
          </table:table-cell>
          <table:table-cell office:value-type="string">
            <text:p>nječesn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ćeŕpiće</text:p>
          </table:table-cell>
          <table:table-cell office:value-type="string">
            <text:p>njećeŕ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ćěěmy</text:p>
          </table:table-cell>
          <table:table-cell office:value-type="string">
            <text:p>njećěě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asneho</text:p>
          </table:table-cell>
          <table:table-cell office:value-type="string">
            <text:p>nječas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ychmy</text:p>
          </table:table-cell>
          <table:table-cell office:value-type="string">
            <text:p>njeby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rachuje</text:p>
          </table:table-cell>
          <table:table-cell office:value-type="string">
            <text:p>njebrach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jezzy</text:p>
          </table:table-cell>
          <table:table-cell office:value-type="string">
            <text:p>njebjez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mamój</text:p>
          </table:table-cell>
          <table:table-cell office:value-type="string">
            <text:p>nima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ichtó</text:p>
          </table:table-cell>
          <table:table-cell office:value-type="string">
            <text:p>[nichtó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će</text:p>
          </table:table-cell>
          <table:table-cell office:value-type="string">
            <text:p>n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tčiše</text:p>
          </table:table-cell>
          <table:table-cell office:value-type="string">
            <text:p>nětč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tčišeje</text:p>
          </table:table-cell>
          <table:table-cell office:value-type="string">
            <text:p>nětči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rea</text:p>
          </table:table-cell>
          <table:table-cell office:value-type="string">
            <text:p>nere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mym</text:p>
          </table:table-cell>
          <table:table-cell office:value-type="string">
            <text:p>něm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łotrych</text:p>
          </table:table-cell>
          <table:table-cell office:value-type="string">
            <text:p>někłotr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y</text:p>
          </table:table-cell>
          <table:table-cell office:value-type="string">
            <text:p>n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upaju</text:p>
          </table:table-cell>
          <table:table-cell office:value-type="string">
            <text:p>naztup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knuć</text:p>
          </table:table-cell>
          <table:table-cell office:value-type="string">
            <text:p>nawuk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kli</text:p>
          </table:table-cell>
          <table:table-cell office:value-type="string">
            <text:p>nawu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zisoweho</text:p>
          </table:table-cell>
          <table:table-cell office:value-type="string">
            <text:p>narzis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unali</text:p>
          </table:table-cell>
          <table:table-cell office:value-type="string">
            <text:p>naru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wani</text:p>
          </table:table-cell>
          <table:table-cell office:value-type="string">
            <text:p>nap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nju</text:p>
          </table:table-cell>
          <table:table-cell office:value-type="string">
            <text:p>napomin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ni</text:p>
          </table:table-cell>
          <table:table-cell office:value-type="string">
            <text:p>napomin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ł</text:p>
          </table:table-cell>
          <table:table-cell office:value-type="string">
            <text:p>napomin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now</text:p>
          </table:table-cell>
          <table:table-cell office:value-type="string">
            <text:p>na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jetšu</text:p>
          </table:table-cell>
          <table:table-cell office:value-type="string">
            <text:p>najwjet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jetše</text:p>
          </table:table-cell>
          <table:table-cell office:value-type="string">
            <text:p>najwjet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jetša</text:p>
          </table:table-cell>
          <table:table-cell office:value-type="string">
            <text:p>najwjet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słabše</text:p>
          </table:table-cell>
          <table:table-cell office:value-type="string">
            <text:p>najsłab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nižšich</text:p>
          </table:table-cell>
          <table:table-cell office:value-type="string">
            <text:p>najnižš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mjeńši</text:p>
          </table:table-cell>
          <table:table-cell office:value-type="string">
            <text:p>najmjeń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lubši</text:p>
          </table:table-cell>
          <table:table-cell office:value-type="string">
            <text:p>najlub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hubjeńši</text:p>
          </table:table-cell>
          <table:table-cell office:value-type="string">
            <text:p>najhubjeń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romadź</text:p>
          </table:table-cell>
          <table:table-cell office:value-type="string">
            <text:p>nahroma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wa</text:p>
          </table:table-cell>
          <table:table-cell office:value-type="string">
            <text:p>nadu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tych</text:p>
          </table:table-cell>
          <table:table-cell office:value-type="string">
            <text:p>nadut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ja</text:p>
          </table:table-cell>
          <table:table-cell office:value-type="string">
            <text:p>nad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ući</text:p>
          </table:table-cell>
          <table:table-cell office:value-type="string">
            <text:p>nadu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ešło</text:p>
          </table:table-cell>
          <table:table-cell office:value-type="string">
            <text:p>nadeš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ć</text:p>
          </table:table-cell>
          <table:table-cell office:value-type="string">
            <text:p>nači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owa</text:p>
          </table:table-cell>
          <table:table-cell office:value-type="string">
            <text:p>muž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o</text:p>
          </table:table-cell>
          <table:table-cell office:value-type="string">
            <text:p>muž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zki</text:p>
          </table:table-cell>
          <table:table-cell office:value-type="string">
            <text:p>mu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zkimi</text:p>
          </table:table-cell>
          <table:table-cell office:value-type="string">
            <text:p>mu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ymi</text:p>
          </table:table-cell>
          <table:table-cell office:value-type="string">
            <text:p>mudr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ozću</text:p>
          </table:table-cell>
          <table:table-cell office:value-type="string">
            <text:p>mudroz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iša</text:p>
          </table:table-cell>
          <table:table-cell office:value-type="string">
            <text:p>mudri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e</text:p>
          </table:table-cell>
          <table:table-cell office:value-type="string">
            <text:p>mud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eš-li</text:p>
          </table:table-cell>
          <table:table-cell office:value-type="string">
            <text:p>móžeš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sas</text:p>
          </table:table-cell>
          <table:table-cell office:value-type="string">
            <text:p>mos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jom</text:p>
          </table:table-cell>
          <table:table-cell office:value-type="string">
            <text:p>mor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ić</text:p>
          </table:table-cell>
          <table:table-cell office:value-type="string">
            <text:p>mo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om</text:p>
          </table:table-cell>
          <table:table-cell office:value-type="string">
            <text:p>mójza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hło</text:p>
          </table:table-cell>
          <table:table-cell office:value-type="string">
            <text:p>moh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u</text:p>
          </table:table-cell>
          <table:table-cell office:value-type="string">
            <text:p>mod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</text:p>
          </table:table-cell>
          <table:table-cell office:value-type="string">
            <text:p>mod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oko</text:p>
          </table:table-cell>
          <table:table-cell office:value-type="string">
            <text:p>mlo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oka</text:p>
          </table:table-cell>
          <table:table-cell office:value-type="string">
            <text:p>mlo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óćić</text:p>
          </table:table-cell>
          <table:table-cell office:value-type="string">
            <text:p>młó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ani</text:p>
          </table:table-cell>
          <table:table-cell office:value-type="string">
            <text:p>mjen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ać</text:p>
          </table:table-cell>
          <table:table-cell office:value-type="string">
            <text:p>mjen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a</text:p>
          </table:table-cell>
          <table:table-cell office:value-type="string">
            <text:p>mjel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asnych</text:p>
          </table:table-cell>
          <table:table-cell office:value-type="string">
            <text:p>mjas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asa</text:p>
          </table:table-cell>
          <table:table-cell office:value-type="string">
            <text:p>mj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uć</text:p>
          </table:table-cell>
          <table:table-cell office:value-type="string">
            <text:p>mi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saz</text:p>
          </table:table-cell>
          <table:table-cell office:value-type="string">
            <text:p>měsa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nju</text:p>
          </table:table-cell>
          <table:table-cell office:value-type="string">
            <text:p>mě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z</text:p>
          </table:table-cell>
          <table:table-cell office:value-type="string">
            <text:p>mě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ach</text:p>
          </table:table-cell>
          <table:table-cell office:value-type="string">
            <text:p>mě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anatha</text:p>
          </table:table-cell>
          <table:table-cell office:value-type="string">
            <text:p>maranat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ztwołamarjo</text:p>
          </table:table-cell>
          <table:table-cell office:value-type="string">
            <text:p>mandźelztwołam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zkim</text:p>
          </table:table-cell>
          <table:table-cell office:value-type="string">
            <text:p>mandźel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ymi</text:p>
          </table:table-cell>
          <table:table-cell office:value-type="string">
            <text:p>mał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-li</text:p>
          </table:table-cell>
          <table:table-cell office:value-type="string">
            <text:p>ma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zius</text:p>
          </table:table-cell>
          <table:table-cell office:value-type="string">
            <text:p>luz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tki</text:p>
          </table:table-cell>
          <table:table-cell office:value-type="string">
            <text:p>lut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še</text:p>
          </table:table-cell>
          <table:table-cell office:value-type="string">
            <text:p>lub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ješe</text:p>
          </table:table-cell>
          <table:table-cell office:value-type="string">
            <text:p>lub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iła</text:p>
          </table:table-cell>
          <table:table-cell office:value-type="string">
            <text:p>lub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e</text:p>
          </table:table-cell>
          <table:table-cell office:value-type="string">
            <text:p>lub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žimy</text:p>
          </table:table-cell>
          <table:table-cell office:value-type="string">
            <text:p>łož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fta</text:p>
          </table:table-cell>
          <table:table-cell office:value-type="string">
            <text:p>lof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ztami</text:p>
          </table:table-cell>
          <table:table-cell office:value-type="string">
            <text:p>liz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zće</text:p>
          </table:table-cell>
          <table:table-cell office:value-type="string">
            <text:p>li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snozći</text:p>
          </table:table-cell>
          <table:table-cell office:value-type="string">
            <text:p>lesnoz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imi</text:p>
          </table:table-cell>
          <table:table-cell office:value-type="string">
            <text:p>lěpš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ich</text:p>
          </table:table-cell>
          <table:table-cell office:value-type="string">
            <text:p>lěpš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emu</text:p>
          </table:table-cell>
          <table:table-cell office:value-type="string">
            <text:p>lěp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mane</text:p>
          </table:table-cell>
          <table:table-cell office:value-type="string">
            <text:p>łam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mamjy</text:p>
          </table:table-cell>
          <table:table-cell office:value-type="string">
            <text:p>łamamj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y</text:p>
          </table:table-cell>
          <table:table-cell office:value-type="string">
            <text:p>lak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ych</text:p>
          </table:table-cell>
          <table:table-cell office:value-type="string">
            <text:p>lakom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hodnymi</text:p>
          </table:table-cell>
          <table:table-cell office:value-type="string">
            <text:p>łahod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čnozć</text:p>
          </table:table-cell>
          <table:table-cell office:value-type="string">
            <text:p>lačn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artus</text:p>
          </table:table-cell>
          <table:table-cell office:value-type="string">
            <text:p>kwar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zk</text:p>
          </table:table-cell>
          <table:table-cell office:value-type="string">
            <text:p>kuz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je</text:p>
          </table:table-cell>
          <table:table-cell office:value-type="string">
            <text:p>kur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i</text:p>
          </table:table-cell>
          <table:table-cell office:value-type="string">
            <text:p>kur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ŕztwu</text:p>
          </table:table-cell>
          <table:table-cell office:value-type="string">
            <text:p>kurwaŕzt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ŕztwom</text:p>
          </table:table-cell>
          <table:table-cell office:value-type="string">
            <text:p>kurwaŕz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ŕzke</text:p>
          </table:table-cell>
          <table:table-cell office:value-type="string">
            <text:p>kurwaŕ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ŕ</text:p>
          </table:table-cell>
          <table:table-cell office:value-type="string">
            <text:p>kurwa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rjow</text:p>
          </table:table-cell>
          <table:table-cell office:value-type="string">
            <text:p>kurw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rjo</text:p>
          </table:table-cell>
          <table:table-cell office:value-type="string">
            <text:p>kurw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rjemi</text:p>
          </table:table-cell>
          <table:table-cell office:value-type="string">
            <text:p>kurwar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puja</text:p>
          </table:table-cell>
          <table:table-cell office:value-type="string">
            <text:p>kup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wdźiće</text:p>
          </table:table-cell>
          <table:table-cell office:value-type="string">
            <text:p>kšiw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ow</text:p>
          </table:table-cell>
          <table:table-cell office:value-type="string">
            <text:p>kšezćija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ezćijanam</text:p>
          </table:table-cell>
          <table:table-cell office:value-type="string">
            <text:p>kšezćija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uchu</text:p>
          </table:table-cell>
          <table:table-cell office:value-type="string">
            <text:p>kru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ótki</text:p>
          </table:table-cell>
          <table:table-cell office:value-type="string">
            <text:p>krót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on</text:p>
          </table:table-cell>
          <table:table-cell office:value-type="string">
            <text:p>kr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zpa</text:p>
          </table:table-cell>
          <table:table-cell office:value-type="string">
            <text:p>krizp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je</text:p>
          </table:table-cell>
          <table:table-cell office:value-type="string">
            <text:p>kras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iši</text:p>
          </table:table-cell>
          <table:table-cell office:value-type="string">
            <text:p>krasni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i</text:p>
          </table:table-cell>
          <table:table-cell office:value-type="string">
            <text:p>kras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ej</text:p>
          </table:table-cell>
          <table:table-cell office:value-type="string">
            <text:p>kóž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a</text:p>
          </table:table-cell>
          <table:table-cell office:value-type="string">
            <text:p>kóž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aj</text:p>
          </table:table-cell>
          <table:table-cell office:value-type="string">
            <text:p>kóž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vrinthizkich</text:p>
          </table:table-cell>
          <table:table-cell office:value-type="string">
            <text:p>kovrinthi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ejuž</text:p>
          </table:table-cell>
          <table:table-cell office:value-type="string">
            <text:p>kotreju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štej</text:p>
          </table:table-cell>
          <table:table-cell office:value-type="string">
            <text:p>koš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inthusu</text:p>
          </table:table-cell>
          <table:table-cell office:value-type="string">
            <text:p>korinthu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intha</text:p>
          </table:table-cell>
          <table:table-cell office:value-type="string">
            <text:p>korint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dźenja</text:p>
          </table:table-cell>
          <table:table-cell office:value-type="string">
            <text:p>kom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zowi</text:p>
          </table:table-cell>
          <table:table-cell office:value-type="string">
            <text:p>knjez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na</text:p>
          </table:table-cell>
          <table:table-cell office:value-type="string">
            <text:p>knjež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iće</text:p>
          </table:table-cell>
          <table:table-cell office:value-type="string">
            <text:p>knjež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jztwo</text:p>
          </table:table-cell>
          <table:table-cell office:value-type="string">
            <text:p>knjejz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jzkich</text:p>
          </table:table-cell>
          <table:table-cell office:value-type="string">
            <text:p>knjej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oesoweje</text:p>
          </table:table-cell>
          <table:table-cell office:value-type="string">
            <text:p>kloes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inčazy</text:p>
          </table:table-cell>
          <table:table-cell office:value-type="string">
            <text:p>klinč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sałym</text:p>
          </table:table-cell>
          <table:table-cell office:value-type="string">
            <text:p>kisał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sałeho</text:p>
          </table:table-cell>
          <table:table-cell office:value-type="string">
            <text:p>kisał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</text:p>
          </table:table-cell>
          <table:table-cell office:value-type="string">
            <text:p>khw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i</text:p>
          </table:table-cell>
          <table:table-cell office:value-type="string">
            <text:p>kh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enje</text:p>
          </table:table-cell>
          <table:table-cell office:value-type="string">
            <text:p>khwal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sowych</text:p>
          </table:table-cell>
          <table:table-cell office:value-type="string">
            <text:p>khryztus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sowu</text:p>
          </table:table-cell>
          <table:table-cell office:value-type="string">
            <text:p>khryztus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sowemu</text:p>
          </table:table-cell>
          <table:table-cell office:value-type="string">
            <text:p>khryztus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yztusoweje</text:p>
          </table:table-cell>
          <table:table-cell office:value-type="string">
            <text:p>khryztus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w</text:p>
          </table:table-cell>
          <table:table-cell office:value-type="string">
            <text:p>khěž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zaŕztwa</text:p>
          </table:table-cell>
          <table:table-cell office:value-type="string">
            <text:p>kezaŕ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phizki</text:p>
          </table:table-cell>
          <table:table-cell office:value-type="string">
            <text:p>kephi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phasa</text:p>
          </table:table-cell>
          <table:table-cell office:value-type="string">
            <text:p>keph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nchrejzkeje</text:p>
          </table:table-cell>
          <table:table-cell office:value-type="string">
            <text:p>kenchrej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dźbowali</text:p>
          </table:table-cell>
          <table:table-cell office:value-type="string">
            <text:p>kedźb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ha</text:p>
          </table:table-cell>
          <table:table-cell office:value-type="string">
            <text:p>ka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liu</text:p>
          </table:table-cell>
          <table:table-cell office:value-type="string">
            <text:p>juli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</text:p>
          </table:table-cell>
          <table:table-cell office:value-type="string">
            <text:p>ju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h</text:p>
          </table:table-cell>
          <table:table-cell office:value-type="string">
            <text:p>jo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smy</text:p>
          </table:table-cell>
          <table:table-cell office:value-type="string">
            <text:p>jěs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aku</text:p>
          </table:table-cell>
          <table:table-cell office:value-type="string">
            <text:p>jena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akim</text:p>
          </table:table-cell>
          <table:table-cell office:value-type="string">
            <text:p>jena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my-li</text:p>
          </table:table-cell>
          <table:table-cell office:value-type="string">
            <text:p>jěmy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my</text:p>
          </table:table-cell>
          <table:table-cell office:value-type="string">
            <text:p>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eph</text:p>
          </table:table-cell>
          <table:table-cell office:value-type="string">
            <text:p>jeep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dy</text:p>
          </table:table-cell>
          <table:table-cell office:value-type="string">
            <text:p>je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dnoće</text:p>
          </table:table-cell>
          <table:table-cell office:value-type="string">
            <text:p>jedno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zon</text:p>
          </table:table-cell>
          <table:table-cell office:value-type="string">
            <text:p>jaz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taj</text:p>
          </table:table-cell>
          <table:table-cell office:value-type="string">
            <text:p>j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zkeho</text:p>
          </table:table-cell>
          <table:table-cell office:value-type="string">
            <text:p>japoštoł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ami</text:p>
          </table:table-cell>
          <table:table-cell office:value-type="string">
            <text:p>japoštoł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'jan</text:p>
          </table:table-cell>
          <table:table-cell office:value-type="string">
            <text:p>'j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dźelzkimi</text:p>
          </table:table-cell>
          <table:table-cell office:value-type="string">
            <text:p>jandźel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</text:p>
          </table:table-cell>
          <table:table-cell office:value-type="string">
            <text:p>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am</text:p>
          </table:table-cell>
          <table:table-cell office:value-type="string">
            <text:p>i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wězdy</text:p>
          </table:table-cell>
          <table:table-cell office:value-type="string">
            <text:p>hwěz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wězda</text:p>
          </table:table-cell>
          <table:table-cell office:value-type="string">
            <text:p>hwěz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y</text:p>
          </table:table-cell>
          <table:table-cell office:value-type="string">
            <text:p>hu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omaj</text:p>
          </table:table-cell>
          <table:table-cell office:value-type="string">
            <text:p>hub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i</text:p>
          </table:table-cell>
          <table:table-cell office:value-type="string">
            <text:p>hrě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ate</text:p>
          </table:table-cell>
          <table:table-cell office:value-type="string">
            <text:p>hr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aću</text:p>
          </table:table-cell>
          <table:table-cell office:value-type="string">
            <text:p>hra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</text:p>
          </table:table-cell>
          <table:table-cell office:value-type="string">
            <text:p>ho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ować</text:p>
          </table:table-cell>
          <table:table-cell office:value-type="string">
            <text:p>hot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šemu</text:p>
          </table:table-cell>
          <table:table-cell office:value-type="string">
            <text:p>hór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wać</text:p>
          </table:table-cell>
          <table:table-cell office:value-type="string">
            <text:p>horjezta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nył</text:p>
          </table:table-cell>
          <table:table-cell office:value-type="string">
            <text:p>horjezta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lzow</text:p>
          </table:table-cell>
          <table:table-cell office:value-type="string">
            <text:p>holz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py</text:p>
          </table:table-cell>
          <table:table-cell office:value-type="string">
            <text:p>hłu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pozće</text:p>
          </table:table-cell>
          <table:table-cell office:value-type="string">
            <text:p>hłup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pe</text:p>
          </table:table-cell>
          <table:table-cell office:value-type="string">
            <text:p>hłu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okozć</text:p>
          </table:table-cell>
          <table:table-cell office:value-type="string">
            <text:p>hłubokoz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sa</text:p>
          </table:table-cell>
          <table:table-cell office:value-type="string">
            <text:p>hło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ód</text:p>
          </table:table-cell>
          <table:table-cell office:value-type="string">
            <text:p>hł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my</text:p>
          </table:table-cell>
          <table:table-cell office:value-type="string">
            <text:p>hlad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iona</text:p>
          </table:table-cell>
          <table:table-cell office:value-type="string">
            <text:p>herodi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mu</text:p>
          </table:table-cell>
          <table:table-cell office:value-type="string">
            <text:p>her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mesa</text:p>
          </table:table-cell>
          <table:table-cell office:value-type="string">
            <text:p>herme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la</text:p>
          </table:table-cell>
          <table:table-cell office:value-type="string">
            <text:p>h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hdy</text:p>
          </table:table-cell>
          <table:table-cell office:value-type="string">
            <text:p>[h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fje</text:p>
          </table:table-cell>
          <table:table-cell office:value-type="string">
            <text:p>harf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fa</text:p>
          </table:table-cell>
          <table:table-cell office:value-type="string">
            <text:p>harf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nizy</text:p>
          </table:table-cell>
          <table:table-cell office:value-type="string">
            <text:p>hanibni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nik</text:p>
          </table:table-cell>
          <table:table-cell office:value-type="string">
            <text:p>hanib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ow</text:p>
          </table:table-cell>
          <table:table-cell office:value-type="string">
            <text:p>ha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amje</text:p>
          </table:table-cell>
          <table:table-cell office:value-type="string">
            <text:p>hada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icham</text:p>
          </table:table-cell>
          <table:table-cell office:value-type="string">
            <text:p>grich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ztus</text:p>
          </table:table-cell>
          <table:table-cell office:value-type="string">
            <text:p>graz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l</text:p>
          </table:table-cell>
          <table:table-cell office:value-type="string">
            <text:p>g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ztwje</text:p>
          </table:table-cell>
          <table:table-cell office:value-type="string">
            <text:p>gmejnz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ejnam</text:p>
          </table:table-cell>
          <table:table-cell office:value-type="string">
            <text:p>gmej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atizkim</text:p>
          </table:table-cell>
          <table:table-cell office:value-type="string">
            <text:p>galatiz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jus</text:p>
          </table:table-cell>
          <table:table-cell office:value-type="string">
            <text:p>gaj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ja</text:p>
          </table:table-cell>
          <table:table-cell office:value-type="string">
            <text:p>g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zčinjeny</text:p>
          </table:table-cell>
          <table:table-cell office:value-type="string">
            <text:p>frejzči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otu</text:p>
          </table:table-cell>
          <table:table-cell office:value-type="string">
            <text:p>frej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ota</text:p>
          </table:table-cell>
          <table:table-cell office:value-type="string">
            <text:p>frejo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nym</text:p>
          </table:table-cell>
          <table:table-cell office:value-type="string">
            <text:p>frej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tunat</text:p>
          </table:table-cell>
          <table:table-cell office:value-type="string">
            <text:p>fortun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tunata</text:p>
          </table:table-cell>
          <table:table-cell office:value-type="string">
            <text:p>fortun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egonta</text:p>
          </table:table-cell>
          <table:table-cell office:value-type="string">
            <text:p>flegon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bu</text:p>
          </table:table-cell>
          <table:table-cell office:value-type="string">
            <text:p>fe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</text:p>
          </table:table-cell>
          <table:table-cell office:value-type="string">
            <text:p>f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angeliju</text:p>
          </table:table-cell>
          <table:table-cell office:value-type="string">
            <text:p>evangel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angelija</text:p>
          </table:table-cell>
          <table:table-cell office:value-type="string">
            <text:p>epangel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imi</text:p>
          </table:table-cell>
          <table:table-cell office:value-type="string">
            <text:p>dźiw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my</text:p>
          </table:table-cell>
          <table:table-cell office:value-type="string">
            <text:p>dźerž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</text:p>
          </table:table-cell>
          <table:table-cell office:value-type="string">
            <text:p>dźer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ne</text:p>
          </table:table-cell>
          <table:table-cell office:value-type="string">
            <text:p>dźerž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nsnišeho</text:p>
          </table:table-cell>
          <table:table-cell office:value-type="string">
            <text:p>dźensni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i</text:p>
          </table:table-cell>
          <table:table-cell office:value-type="string">
            <text:p>dźě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my</text:p>
          </table:table-cell>
          <table:table-cell office:value-type="string">
            <text:p>dźěł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ł</text:p>
          </table:table-cell>
          <table:table-cell office:value-type="string">
            <text:p>dźěł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ćatkami</text:p>
          </table:table-cell>
          <table:table-cell office:value-type="string">
            <text:p>dźěćat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uješ</text:p>
          </table:table-cell>
          <table:table-cell office:value-type="string">
            <text:p>dźaku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owanjom</text:p>
          </table:table-cell>
          <table:table-cell office:value-type="string">
            <text:p>dźak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owanja</text:p>
          </table:table-cell>
          <table:table-cell office:value-type="string">
            <text:p>dźako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n</text:p>
          </table:table-cell>
          <table:table-cell office:value-type="string">
            <text:p>dy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chomnu</text:p>
          </table:table-cell>
          <table:table-cell office:value-type="string">
            <text:p>duchom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chomnje</text:p>
          </table:table-cell>
          <table:table-cell office:value-type="string">
            <text:p>duchom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chomneje</text:p>
          </table:table-cell>
          <table:table-cell office:value-type="string">
            <text:p>duchom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uhimaj</text:p>
          </table:table-cell>
          <table:table-cell office:value-type="string">
            <text:p>druh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e</text:p>
          </table:table-cell>
          <table:table-cell office:value-type="string">
            <text:p>dro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ojnym</text:p>
          </table:table-cell>
          <table:table-cell office:value-type="string">
            <text:p>doztoj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eny</text:p>
          </table:table-cell>
          <table:table-cell office:value-type="string">
            <text:p>dowjedź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sahnjeće</text:p>
          </table:table-cell>
          <table:table-cell office:value-type="string">
            <text:p>dosahn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óznaty</text:p>
          </table:table-cell>
          <table:table-cell office:value-type="string">
            <text:p>dopózn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óznać</text:p>
          </table:table-cell>
          <table:table-cell office:value-type="string">
            <text:p>dopóz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omnił</text:p>
          </table:table-cell>
          <table:table-cell office:value-type="string">
            <text:p>dopom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jenych</text:p>
          </table:table-cell>
          <table:table-cell office:value-type="string">
            <text:p>dopjeln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jeni</text:p>
          </table:table-cell>
          <table:table-cell office:value-type="string">
            <text:p>dopjeln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jesli</text:p>
          </table:table-cell>
          <table:table-cell office:value-type="string">
            <text:p>donje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ća</text:p>
          </table:table-cell>
          <table:table-cell office:value-type="string">
            <text:p>doby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udźe</text:p>
          </table:table-cell>
          <table:table-cell office:value-type="string">
            <text:p>dobu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ćiwa</text:p>
          </table:table-cell>
          <table:table-cell office:value-type="string">
            <text:p>dobroći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i</text:p>
          </table:table-cell>
          <table:table-cell office:value-type="string">
            <text:p>dob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aj</text:p>
          </table:table-cell>
          <table:table-cell office:value-type="string">
            <text:p>d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rmo</text:p>
          </table:table-cell>
          <table:table-cell office:value-type="string">
            <text:p>dar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rje</text:p>
          </table:table-cell>
          <table:table-cell office:value-type="string">
            <text:p>da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my</text:p>
          </table:table-cell>
          <table:table-cell office:value-type="string">
            <text:p>d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žinju-li</text:p>
          </table:table-cell>
          <table:table-cell office:value-type="string">
            <text:p>cžinju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źělneje</text:p>
          </table:table-cell>
          <table:table-cell office:value-type="string">
            <text:p>cźěl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zkej</text:p>
          </table:table-cell>
          <table:table-cell office:value-type="string">
            <text:p>člo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čne</text:p>
          </table:table-cell>
          <table:table-cell office:value-type="string">
            <text:p>člowječ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čna</text:p>
          </table:table-cell>
          <table:table-cell office:value-type="string">
            <text:p>člowječ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zkimi</text:p>
          </table:table-cell>
          <table:table-cell office:value-type="string">
            <text:p>člorz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eje</text:p>
          </table:table-cell>
          <table:table-cell office:value-type="string">
            <text:p>čloróz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eho</text:p>
          </table:table-cell>
          <table:table-cell office:value-type="string">
            <text:p>čloróz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e</text:p>
          </table:table-cell>
          <table:table-cell office:value-type="string">
            <text:p>čloróz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tozće</text:p>
          </table:table-cell>
          <table:table-cell office:value-type="string">
            <text:p>čiztoz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ićma</text:p>
          </table:table-cell>
          <table:table-cell office:value-type="string">
            <text:p>činić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chim</text:p>
          </table:table-cell>
          <table:table-cell office:value-type="string">
            <text:p>ćich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ystusej</text:p>
          </table:table-cell>
          <table:table-cell office:value-type="string">
            <text:p>chrystus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chcył</text:p>
          </table:table-cell>
          <table:table-cell office:value-type="string">
            <text:p>[chc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zćeće</text:p>
          </table:table-cell>
          <table:table-cell office:value-type="string">
            <text:p>čezć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rtam</text:p>
          </table:table-cell>
          <table:table-cell office:value-type="string">
            <text:p>čer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ja</text:p>
          </table:table-cell>
          <table:table-cell office:value-type="string">
            <text:p>ćeŕp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imy</text:p>
          </table:table-cell>
          <table:table-cell office:value-type="string">
            <text:p>ćeŕp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i</text:p>
          </table:table-cell>
          <table:table-cell office:value-type="string">
            <text:p>ćeŕ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rjachu</text:p>
          </table:table-cell>
          <table:table-cell office:value-type="string">
            <text:p>ćěr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rja</text:p>
          </table:table-cell>
          <table:table-cell office:value-type="string">
            <text:p>ćě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ph</text:p>
          </table:table-cell>
          <table:table-cell office:value-type="string">
            <text:p>cep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nymi</text:p>
          </table:table-cell>
          <table:table-cell office:value-type="string">
            <text:p>ćěl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ny</text:p>
          </table:table-cell>
          <table:table-cell office:value-type="string">
            <text:p>ćěl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nu</text:p>
          </table:table-cell>
          <table:table-cell office:value-type="string">
            <text:p>ćěl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kajće</text:p>
          </table:table-cell>
          <table:table-cell office:value-type="string">
            <text:p>ćěk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sow</text:p>
          </table:table-cell>
          <table:table-cell office:value-type="string">
            <text:p>čas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snych</text:p>
          </table:table-cell>
          <table:table-cell office:value-type="string">
            <text:p>čas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sne</text:p>
          </table:table-cell>
          <table:table-cell office:value-type="string">
            <text:p>čas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m</text:p>
          </table:table-cell>
          <table:table-cell office:value-type="string">
            <text:p>ča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će</text:p>
          </table:table-cell>
          <table:table-cell office:value-type="string">
            <text:p>čak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ójztwa</text:p>
          </table:table-cell>
          <table:table-cell office:value-type="string">
            <text:p>bójz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jo</text:p>
          </table:table-cell>
          <table:table-cell office:value-type="string">
            <text:p>boh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n</text:p>
          </table:table-cell>
          <table:table-cell office:value-type="string">
            <text:p>błaz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ći</text:p>
          </table:table-cell>
          <table:table-cell office:value-type="string">
            <text:p>bi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žu</text:p>
          </table:table-cell>
          <table:table-cell office:value-type="string">
            <text:p>bě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žće</text:p>
          </table:table-cell>
          <table:table-cell office:value-type="string">
            <text:p>bě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ił</text:p>
          </table:table-cell>
          <table:table-cell office:value-type="string">
            <text:p>bě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i</text:p>
          </table:table-cell>
          <table:table-cell office:value-type="string">
            <text:p>bě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chtuju</text:p>
          </table:table-cell>
          <table:table-cell office:value-type="string">
            <text:p>becht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inkrita</text:p>
          </table:table-cell>
          <table:table-cell office:value-type="string">
            <text:p>azinkr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iztobuloweho</text:p>
          </table:table-cell>
          <table:table-cell office:value-type="string">
            <text:p>ariztobul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olosa</text:p>
          </table:table-cell>
          <table:table-cell office:value-type="string">
            <text:p>apolo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ollosa</text:p>
          </table:table-cell>
          <table:table-cell office:value-type="string">
            <text:p>apollo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jzkej</text:p>
          </table:table-cell>
          <table:table-cell office:value-type="string">
            <text:p>achaj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ik</text:p>
          </table:table-cell>
          <table:table-cell office:value-type="string">
            <text:p>acha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ika</text:p>
          </table:table-cell>
          <table:table-cell office:value-type="string">
            <text:p>acha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tab/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sb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5">15.08.2025</text:date>, <text:time>12:1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5-08-15T12:16:49.14</dc:date>
    <meta:editing-duration>PT40M46S</meta:editing-duration>
    <meta:editing-cycles>7</meta:editing-cycles>
    <meta:document-statistic meta:table-count="1" meta:cell-count="3137" meta:object-count="0"/>
  </office:meta>
</office:document-meta>
</file>